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2" fo:language="en" fo:country="US" fo:font-weight="bold" officeooo:rsid="000865de" officeooo:paragraph-rsid="000865de" style:font-weight-asian="bold" style:font-weight-complex="bold"/>
    </style:style>
    <style:style style:name="P2" style:family="paragraph" style:parent-style-name="Standard">
      <style:text-properties style:font-name="Arial2" fo:language="en" fo:country="US" fo:font-weight="bold" officeooo:rsid="00a41ec0" officeooo:paragraph-rsid="00a41ec0" style:font-weight-asian="bold" style:font-weight-complex="bold"/>
    </style:style>
    <style:style style:name="P3" style:family="paragraph" style:parent-style-name="Standard">
      <style:text-properties style:font-name="Arial2" fo:language="en" fo:country="US" fo:font-weight="normal" officeooo:rsid="000865de" officeooo:paragraph-rsid="000865de" style:font-weight-asian="normal" style:font-weight-complex="normal"/>
    </style:style>
    <style:style style:name="P4" style:family="paragraph" style:parent-style-name="Standard">
      <style:text-properties style:font-name="Arial2" fo:font-size="11pt" fo:language="en" fo:country="US" fo:font-weight="bold" officeooo:rsid="00a2cf68" officeooo:paragraph-rsid="00a2cf68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4pt" fo:language="en" fo:country="US" fo:font-style="italic" officeooo:rsid="000865de" officeooo:paragraph-rsid="000865de" style:font-size-asian="14pt" style:font-style-asian="italic" style:font-size-complex="14pt" style:font-style-complex="italic"/>
    </style:style>
    <style:style style:name="P6" style:family="paragraph" style:parent-style-name="Standard">
      <style:text-properties fo:language="en" fo:country="US" officeooo:rsid="000865de" officeooo:paragraph-rsid="000865de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officeooo:rsid="000865de" officeooo:paragraph-rsid="000865de"/>
    </style:style>
    <style:style style:name="P8" style:family="paragraph" style:parent-style-name="Standard">
      <style:text-properties officeooo:rsid="009b426a" officeooo:paragraph-rsid="006fee41"/>
    </style:style>
    <style:style style:name="P9" style:family="paragraph" style:parent-style-name="Standard">
      <style:text-properties style:text-underline-style="solid" style:text-underline-width="auto" style:text-underline-color="font-color" officeooo:rsid="00a5282d" officeooo:paragraph-rsid="00a5282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ab4e04" officeooo:paragraph-rsid="00ab4e04" style:font-weight-asian="normal" style:font-weight-complex="normal"/>
    </style:style>
    <style:style style:name="P11" style:family="paragraph" style:parent-style-name="Standard">
      <style:text-properties style:text-underline-style="none" officeooo:rsid="00a5282d" officeooo:paragraph-rsid="00a5282d"/>
    </style:style>
    <style:style style:name="P12" style:family="paragraph" style:parent-style-name="Standard">
      <style:text-properties style:text-underline-style="none" officeooo:rsid="00a5282d" officeooo:paragraph-rsid="00a7b55e"/>
    </style:style>
    <style:style style:name="P13" style:family="paragraph" style:parent-style-name="Standard">
      <style:text-properties style:text-underline-style="none" officeooo:rsid="00a7b55e" officeooo:paragraph-rsid="00a7b55e"/>
    </style:style>
    <style:style style:name="P14" style:family="paragraph" style:parent-style-name="Standard">
      <style:text-properties style:text-underline-style="none" officeooo:rsid="00a81ee2" officeooo:paragraph-rsid="00a81ee2"/>
    </style:style>
    <style:style style:name="P15" style:family="paragraph" style:parent-style-name="Standard">
      <style:text-properties style:text-underline-style="none" fo:font-weight="bold" officeooo:rsid="00a81ee2" officeooo:paragraph-rsid="00a81ee2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a9b3ae" officeooo:paragraph-rsid="00a9b3ae" style:font-weight-asian="bold" style:font-weight-complex="bold"/>
    </style:style>
    <style:style style:name="P17" style:family="paragraph" style:parent-style-name="Standard">
      <style:text-properties style:text-underline-style="none" officeooo:rsid="00a9b3ae" officeooo:paragraph-rsid="00a9b3ae"/>
    </style:style>
    <style:style style:name="P18" style:family="paragraph" style:parent-style-name="Standard">
      <style:text-properties style:text-underline-style="none" fo:font-weight="normal" officeooo:rsid="00ab4e04" officeooo:paragraph-rsid="00ab4e04" style:font-weight-asian="normal" style:font-weight-complex="normal"/>
    </style:style>
    <style:style style:name="P19" style:family="paragraph" style:parent-style-name="Standard">
      <style:text-properties style:font-name="Arial2" fo:language="en" fo:country="US" fo:font-weight="normal" officeooo:rsid="00a41ec0" officeooo:paragraph-rsid="00a41ec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a81ee2" officeooo:paragraph-rsid="00a81ee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ab4e04" officeooo:paragraph-rsid="00ab4e0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ab50f0" officeooo:paragraph-rsid="00ab50f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b41a44" officeooo:paragraph-rsid="00b41a4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b4d2a2" officeooo:paragraph-rsid="00b4d2a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b57d55" officeooo:paragraph-rsid="00b57d55" style:font-weight-asian="normal" style:font-weight-complex="normal"/>
    </style:style>
    <style:style style:name="P26" style:family="paragraph" style:parent-style-name="Standard">
      <style:text-properties style:text-underline-style="none" fo:font-weight="bold" officeooo:rsid="00a9b3ae" officeooo:paragraph-rsid="00b30012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acca18" officeooo:paragraph-rsid="00acca18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ae9cd8" officeooo:paragraph-rsid="00ae9cd8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b1b49e" officeooo:paragraph-rsid="00b1b49e" style:font-weight-asian="normal" style:font-weight-complex="normal"/>
    </style:style>
    <style:style style:name="P30" style:family="paragraph" style:parent-style-name="Standard">
      <style:text-properties fo:language="en" fo:country="US" style:text-underline-style="none" fo:font-weight="bold" officeooo:rsid="00a9b3ae" officeooo:paragraph-rsid="00b41a4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41a44" officeooo:paragraph-rsid="00b41a4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63c71" officeooo:paragraph-rsid="00b63c7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63c71" officeooo:paragraph-rsid="00bc8c85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7bee5" officeooo:paragraph-rsid="00b7bee5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a8935" officeooo:paragraph-rsid="00ba893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aad62" officeooo:paragraph-rsid="00baad6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b8e3a" officeooo:paragraph-rsid="00bb8e3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c4fc6" officeooo:paragraph-rsid="00bc4fc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c8c85" officeooo:paragraph-rsid="00bc8c8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c8c85" officeooo:paragraph-rsid="00bf7ed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cb6a5" officeooo:paragraph-rsid="00bcb6a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f65f9" officeooo:paragraph-rsid="00bf65f9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bf7edf" officeooo:paragraph-rsid="00bf7edf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10470" officeooo:paragraph-rsid="00c1047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10470" officeooo:paragraph-rsid="00c13a9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13a9a" officeooo:paragraph-rsid="00c13a9a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2e7f7" officeooo:paragraph-rsid="00c2e7f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3db6a" officeooo:paragraph-rsid="00c3db6a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3fdb6" officeooo:paragraph-rsid="00c3fdb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5a516" officeooo:paragraph-rsid="00c5a516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78fdf" officeooo:paragraph-rsid="00c78fd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c84c42" officeooo:paragraph-rsid="00c84c42" style:font-weight-asian="bold" style:font-weight-complex="bold"/>
    </style:style>
    <style:style style:name="P53" style:family="paragraph" style:parent-style-name="Standard">
      <style:text-properties fo:language="en" fo:country="US" style:text-underline-style="none" fo:font-weight="normal" officeooo:rsid="00a9b3ae" officeooo:paragraph-rsid="00b41a44" style:font-weight-asian="normal" style:font-weight-complex="normal"/>
    </style:style>
    <style:style style:name="P54" style:family="paragraph" style:parent-style-name="Standard">
      <style:paragraph-properties fo:break-before="page"/>
      <style:text-properties style:text-underline-style="none" fo:font-weight="bold" officeooo:rsid="00a9b3ae" officeooo:paragraph-rsid="00b30012" style:font-weight-asian="bold" style:font-weight-complex="bold"/>
    </style:style>
    <style:style style:name="P55" style:family="paragraph" style:parent-style-name="Standard">
      <style:paragraph-properties fo:break-before="page"/>
      <style:text-properties fo:language="en" fo:country="US" style:text-underline-style="solid" style:text-underline-width="auto" style:text-underline-color="font-color" fo:font-weight="normal" officeooo:rsid="000865de" officeooo:paragraph-rsid="00b41a44" style:font-weight-asian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officeooo:rsid="002fdad8"/>
    </style:style>
    <style:style style:name="T2" style:family="text">
      <style:text-properties officeooo:rsid="006d457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a41ec0" style:font-weight-asian="normal" style:font-weight-complex="normal"/>
    </style:style>
    <style:style style:name="T5" style:family="text">
      <style:text-properties officeooo:rsid="00a2cf68"/>
    </style:style>
    <style:style style:name="T6" style:family="text">
      <style:text-properties officeooo:rsid="00a41ec0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a68810"/>
    </style:style>
    <style:style style:name="T9" style:family="text">
      <style:text-properties officeooo:rsid="00a7b55e"/>
    </style:style>
    <style:style style:name="T10" style:family="text">
      <style:text-properties style:text-underline-style="solid" style:text-underline-width="auto" style:text-underline-color="font-color" officeooo:rsid="00a7b55e"/>
    </style:style>
    <style:style style:name="T11" style:family="text">
      <style:text-properties officeooo:rsid="00a7bd29"/>
    </style:style>
    <style:style style:name="T12" style:family="text">
      <style:text-properties style:text-underline-style="none"/>
    </style:style>
    <style:style style:name="T13" style:family="text">
      <style:text-properties style:text-position="super 58%" style:text-underline-style="none"/>
    </style:style>
    <style:style style:name="T14" style:family="text">
      <style:text-properties style:text-position="super 58%" style:font-name="Arial1" fo:font-weight="normal" style:font-name-asian="Arial1" style:font-weight-asian="normal" style:font-name-complex="Arial1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style:text-underline-style="none"/>
    </style:style>
    <style:style style:name="T17" style:family="text">
      <style:text-properties style:text-position="0% 100%" style:text-underline-style="none" officeooo:rsid="00af69c5"/>
    </style:style>
    <style:style style:name="T18" style:family="text">
      <style:text-properties style:text-position="0% 100%" style:text-underline-style="none" officeooo:rsid="00b1b49e"/>
    </style:style>
    <style:style style:name="T19" style:family="text">
      <style:text-properties style:text-position="0% 100%" style:text-underline-style="none" officeooo:rsid="00b2835d"/>
    </style:style>
    <style:style style:name="T20" style:family="text">
      <style:text-properties style:text-position="0% 100%" officeooo:rsid="00b30012"/>
    </style:style>
    <style:style style:name="T21" style:family="text">
      <style:text-properties style:text-position="0% 100%" officeooo:rsid="00b2835d"/>
    </style:style>
    <style:style style:name="T22" style:family="text">
      <style:text-properties style:text-position="0% 100%" officeooo:rsid="006d457e"/>
    </style:style>
    <style:style style:name="T23" style:family="text">
      <style:text-properties style:text-position="0% 100%" officeooo:rsid="00b41a44"/>
    </style:style>
    <style:style style:name="T24" style:family="text">
      <style:text-properties style:text-position="0% 100%" style:text-underline-style="solid" style:text-underline-width="auto" style:text-underline-color="font-color" fo:font-weight="normal" officeooo:rsid="00b41a44" style:font-weight-asian="normal" style:font-weight-complex="normal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style:font-name="Arial1" fo:font-weight="normal" style:font-name-asian="Arial1" style:font-weight-asian="normal" style:font-name-complex="Arial1" style:font-weight-complex="normal"/>
    </style:style>
    <style:style style:name="T27" style:family="text">
      <style:text-properties style:text-position="0% 100%" style:font-name="Arial1" fo:font-weight="normal" officeooo:rsid="00beacc8" style:font-name-asian="Arial1" style:font-weight-asian="normal" style:font-name-complex="Arial1" style:font-weight-complex="normal"/>
    </style:style>
    <style:style style:name="T28" style:family="text">
      <style:text-properties style:text-position="0% 100%" style:font-name="Arial1" fo:font-weight="normal" officeooo:rsid="00c13a9a" style:font-name-asian="Arial1" style:font-weight-asian="normal" style:font-name-complex="Arial1" style:font-weight-complex="normal"/>
    </style:style>
    <style:style style:name="T29" style:family="text">
      <style:text-properties style:text-position="0% 100%" style:font-name="Arial1" fo:font-weight="normal" officeooo:rsid="00c84c42" style:font-name-asian="Arial1" style:font-weight-asian="normal" style:font-name-complex="Arial1" style:font-weight-complex="normal"/>
    </style:style>
    <style:style style:name="T30" style:family="text">
      <style:text-properties style:text-position="0% 100%" style:font-name="Arial1" style:font-name-asian="Arial1" style:font-name-complex="Arial1"/>
    </style:style>
    <style:style style:name="T31" style:family="text">
      <style:text-properties style:text-position="0% 100%" style:font-name="Arial1" fo:language="en" fo:country="US" style:text-underline-style="none" fo:font-weight="normal" officeooo:rsid="00c3fdb6" style:font-name-asian="Arial1" style:font-weight-asian="normal" style:font-name-complex="Arial1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ute ist <text:span text:style-name="T5">Sonntag</text:span>. <text:span text:style-name="T5">1</text:span> <text:span text:style-name="T5">Mai</text:span> 2016.</text:p>
      <text:p text:style-name="P6"/>
      <text:p text:style-name="P7">Lesson <text:span text:style-name="T1">1</text:span> of <text:span text:style-name="T2">4 – Cost Function and Backpropagation</text:span></text:p>
      <text:p text:style-name="P6"/>
      <text:p text:style-name="P6"/>
      <text:p text:style-name="P4">COST FUNCTION</text:p>
      <text:p text:style-name="P1"><draw:line text:anchor-type="paragraph" draw:z-index="0" draw:style-name="gr1" draw:text-style-name="P56" svg:x1="-0.586cm" svg:y1="0.134cm" svg:x2="19.496cm" svg:y2="0.134cm"><text:p/></draw:line></text:p>
      <text:p text:style-name="P3"/>
      <text:p text:style-name="P1"><draw:frame draw:style-name="fr1" draw:name="Objeto1" text:anchor-type="as-char" svg:y="-0.446cm" svg:width="6.054cm" svg:height="0.568cm" draw:z-index="1"><draw:object xlink:href="./Object 1" xlink:type="simple" xlink:show="embed" xlink:actuate="onLoad"/><draw:image xlink:href="./ObjectReplacements/Object 1" xlink:type="simple" xlink:show="embed" xlink:actuate="onLoad"/></draw:frame>→<text:span text:style-name="T6"> </text:span><text:span text:style-name="T4">M training pairs</text:span></text:p>
      <text:p text:style-name="P19">L→ total number of layers in network</text:p>
      <text:p text:style-name="P2"><text:span text:style-name="T3"><draw:frame draw:style-name="fr1" draw:name="Objeto2" text:anchor-type="as-char" svg:y="-0.393cm" svg:width="0.526cm" svg:height="0.56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→ number of units ( not counting bias unit ) in layer </text:span><text:span text:style-name="T7">l</text:span></text:p>
      <text:p text:style-name="P8"/>
      <text:p text:style-name="P8"/>
      <text:p text:style-name="P9">Binary Classification</text:p>
      <text:p text:style-name="P9"/>
      <text:p text:style-name="P11">y = 0 or 1</text:p>
      <text:p text:style-name="P11"/>
      <text:p text:style-name="P11">1 output unit</text:p>
      <text:p text:style-name="P11"/>
      <text:p text:style-name="P11"><draw:frame draw:style-name="fr1" draw:name="Objeto5" text:anchor-type="as-char" svg:y="-0.393cm" svg:width="1.954cm" svg:height="0.526cm" draw:z-index="18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1"/>
      <text:p text:style-name="P11"><draw:frame draw:style-name="fr1" draw:name="Objeto3" text:anchor-type="as-char" svg:y="-0.393cm" svg:width="0.526cm" svg:height="0.563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(where L is the index of the final layer) is going to be equal to 1. <draw:frame draw:style-name="fr1" draw:name="Objeto4" text:anchor-type="as-char" svg:y="-0.393cm" svg:width="1.148cm" svg:height="0.563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1"/>
      <text:p text:style-name="P12"><draw:frame draw:style-name="fr1" draw:name="Objeto6" text:anchor-type="as-char" svg:y="-0.393cm" svg:width="1.208cm" svg:height="0.492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→<text:span text:style-name="T8"> K is denoting the number of units int the output layer.</text:span></text:p>
      <text:p text:style-name="P12"/>
      <text:p text:style-name="P12"/>
      <text:p text:style-name="P12"><text:span text:style-name="T10">Multi-class classification (K classes)</text:span><text:span text:style-name="T9"> </text:span></text:p>
      <text:p text:style-name="P12"/>
      <text:p text:style-name="P12"><draw:frame draw:style-name="fr1" draw:name="Objeto7" text:anchor-type="as-char" svg:y="-0.448cm" svg:width="1.411cm" svg:height="0.58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text:span text:style-name="T9">(is a vector)</text:span></text:p>
      <text:p text:style-name="P12"/>
      <text:p text:style-name="P13">E.g.</text:p>
      <text:p text:style-name="P13"/>
      <text:p text:style-name="P13"><draw:frame draw:style-name="fr1" draw:name="Objeto8" text:anchor-type="as-char" svg:y="-1.295cm" svg:width="0.766cm" svg:height="2.332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text:span text:style-name="T11">(pedestrian)</text:span>, <draw:frame draw:style-name="fr1" draw:name="Objeto9" text:anchor-type="as-char" svg:y="-1.295cm" svg:width="0.766cm" svg:height="2.332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11">(car)</text:span>, <draw:frame draw:style-name="fr1" draw:name="Objeto10" text:anchor-type="as-char" svg:y="-1.295cm" svg:width="0.766cm" svg:height="2.332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text:span text:style-name="T11">(motorcycle)</text:span>, <draw:frame draw:style-name="fr1" draw:name="Objeto11" text:anchor-type="as-char" svg:y="-1.295cm" svg:width="0.766cm" svg:height="2.332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text:span text:style-name="T11">(truck)</text:span></text:p>
      <text:p text:style-name="P13"/>
      <text:p text:style-name="P14">K output units.</text:p>
      <text:p text:style-name="P14"><draw:frame draw:style-name="fr1" draw:name="Objeto12" text:anchor-type="as-char" svg:y="-0.448cm" svg:width="2.184cm" svg:height="0.5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4"><draw:frame draw:style-name="fr1" draw:name="Objeto13" text:anchor-type="as-char" svg:y="-0.393cm" svg:width="1.326cm" svg:height="0.563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4">We use the one versus all method only with we have <draw:frame draw:style-name="fr1" draw:name="Objeto14" text:anchor-type="as-char" svg:y="-0.393cm" svg:width="1.208cm" svg:height="0.492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4"/>
      <text:p text:style-name="P15">Cost Function</text:p>
      <text:p text:style-name="P15"/>
      <text:p text:style-name="P15"><draw:frame draw:style-name="fr1" draw:name="Objeto15" text:anchor-type="as-char" svg:y="-0.448cm" svg:width="2.164cm" svg:height="0.58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text:span text:style-name="T3">and </text:span><text:span text:style-name="T3"><draw:frame draw:style-name="fr1" draw:name="Objeto16" text:anchor-type="as-char" svg:y="-0.448cm" svg:width="3.889cm" svg:height="0.617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20"/>
      <text:p text:style-name="P20"><text:soft-page-break/></text:p>
      <text:p text:style-name="P14"><draw:frame draw:style-name="fr1" draw:name="Objeto17" text:anchor-type="as-char" svg:y="-0.769cm" svg:width="15.953cm" svg:height="1.212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14"/>
      <text:p text:style-name="P17"/>
      <text:p text:style-name="P16">BACKPROPAGATION ALGORITHM</text:p>
      <text:p text:style-name="P16"><draw:line text:anchor-type="paragraph" draw:z-index="5" draw:style-name="gr1" draw:text-style-name="P56" svg:x1="-0.586cm" svg:y1="0.134cm" svg:x2="19.496cm" svg:y2="0.134cm"><text:p/></draw:line></text:p>
      <text:p text:style-name="P10">Gradient Computation</text:p>
      <text:p text:style-name="P10"/>
      <text:p text:style-name="P18">Need to compute</text:p>
      <text:p text:style-name="P18"/>
      <text:p text:style-name="P18"><draw:frame draw:style-name="fr1" draw:name="Objeto18" text:anchor-type="as-char" svg:y="-0.817cm" svg:width="2.448cm" svg:height="1.559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; <draw:frame draw:style-name="fr1" draw:name="Objeto19" text:anchor-type="as-char" svg:y="-0.448cm" svg:width="1.439cm" svg:height="0.617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18"/>
      <text:p text:style-name="P18"/>
      <text:p text:style-name="P22">Given one training example (x,y):</text:p>
      <text:p text:style-name="P22"/>
      <text:p text:style-name="P22">Forward propagation:</text:p>
      <text:p text:style-name="P22"/>
      <text:p text:style-name="P22"><draw:frame draw:style-name="fr1" draw:name="Objeto20" text:anchor-type="as-char" svg:y="-0.448cm" svg:width="1.418cm" svg:height="0.547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22"><draw:frame draw:style-name="fr1" draw:name="Objeto21" text:anchor-type="as-char" svg:y="-0.448cm" svg:width="2.452cm" svg:height="0.547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22"><draw:frame draw:style-name="fr1" draw:name="Objeto22" text:anchor-type="as-char" svg:y="-0.448cm" svg:width="4.152cm" svg:height="0.617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2"><draw:frame draw:style-name="fr1" draw:name="Objeto23" text:anchor-type="as-char" svg:y="-0.448cm" svg:width="2.452cm" svg:height="0.547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2"><draw:frame draw:style-name="fr1" draw:name="Objeto24" text:anchor-type="as-char" svg:y="-0.448cm" svg:width="4.152cm" svg:height="0.617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1" draw:name="Objeto25" text:anchor-type="as-char" svg:y="-0.448cm" svg:width="2.455cm" svg:height="0.547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1" draw:name="Objeto26" text:anchor-type="as-char" svg:y="-0.448cm" svg:width="4.165cm" svg:height="0.617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22"/>
      <text:p text:style-name="P22">This is our vectorized implementation of forward propagation and it allows us to compute the activation values for all of the neurons in our neural network.</text:p>
      <text:p text:style-name="P22"/>
      <text:p text:style-name="P27">Gradient computation: Back-propagation Algorithm</text:p>
      <text:p text:style-name="P27"><text:span text:style-name="T12"/></text:p>
      <text:p text:style-name="P27"><text:span text:style-name="T12">Intuition: </text:span><text:span text:style-name="T12"><draw:frame draw:style-name="fr1" draw:name="Objeto27" text:anchor-type="as-char" svg:y="-0.448cm" svg:width="5.925cm" svg:height="0.617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<text:p text:style-name="P27"><text:span text:style-name="T12"/></text:p>
      <text:p text:style-name="P27"><text:span text:style-name="T12">For each output unit (layer L = 4)</text:span></text:p>
      <text:p text:style-name="P27"><text:span text:style-name="T12"/></text:p>
      <text:p text:style-name="P27"><text:span text:style-name="T12"><draw:frame draw:style-name="fr1" draw:name="Objeto28" text:anchor-type="as-char" svg:y="-0.448cm" svg:width="2.383cm" svg:height="0.617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2"> <text:s/>*</text:span><text:span text:style-name="T12"><draw:frame draw:style-name="fr1" draw:name="Objeto29" text:anchor-type="as-char" svg:y="-0.448cm" svg:width="2.656cm" svg:height="0.617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p>
      <text:p text:style-name="P27"><text:span text:style-name="T12"/></text:p>
      <text:p text:style-name="P27"><text:span text:style-name="T12">If you think delta, a and y as vectors the you can came up with a vectorized implementation of it. Where each of the vectors whose dimension is equal to the number of outputs units in our network.</text:span></text:p>
      <text:p text:style-name="P27"><text:span text:style-name="T12"/></text:p>
      <text:p text:style-name="P27"><text:span text:style-name="T12">Next:</text:span></text:p>
      <text:p text:style-name="P27"><text:span text:style-name="T12"/></text:p>
      <text:p text:style-name="P27"><text:span text:style-name="T12"/></text:p>
      <text:p text:style-name="P27"><text:soft-page-break/><text:span text:style-name="T12"><draw:frame draw:style-name="fr1" draw:name="Objeto30" text:anchor-type="as-char" svg:y="-0.448cm" svg:width="4.692cm" svg:height="0.617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2"> <text:s text:c="2"/>* g' that is the derivative of the activation function g</text:span></text:p>
      <text:p text:style-name="P27"><text:span text:style-name="T12"/></text:p>
      <text:p text:style-name="P27"><text:span text:style-name="T12"><draw:frame draw:style-name="fr1" draw:name="Objeto31" text:anchor-type="as-char" svg:y="-0.448cm" svg:width="4.436cm" svg:height="0.556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12"> <text:s text:c="2"/>* where a</text:span><text:span text:style-name="T13">(3)</text:span><text:span text:style-name="T16"> is the vector of the activation values from layer 3 and 1 is a vector of ones.</text:span></text:p>
      <text:p text:style-name="P27"><text:span text:style-name="T16"/></text:p>
      <text:p text:style-name="P27"><text:span text:style-name="T16">Next:</text:span></text:p>
      <text:p text:style-name="P27"><text:span text:style-name="T16"/></text:p>
      <text:p text:style-name="P27"><text:span text:style-name="T16"><draw:frame draw:style-name="fr1" draw:name="Objeto32" text:anchor-type="as-char" svg:y="-0.448cm" svg:width="4.688cm" svg:height="0.617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p>
      <text:p text:style-name="P27"><text:span text:style-name="T16"><draw:frame draw:style-name="fr1" draw:name="Objeto33" text:anchor-type="as-char" svg:y="-0.448cm" svg:width="4.436cm" svg:height="0.556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</text:span></text:p>
      <text:p text:style-name="P27"><text:span text:style-name="T16"/></text:p>
      <text:p text:style-name="P28"><text:span text:style-name="T16">We have no delta_1 because the first layer is the </text:span><text:span text:style-name="T17">input layer</text:span><text:span text:style-name="T16">.</text:span></text:p>
      <text:p text:style-name="P28"><text:span text:style-name="T16"/></text:p>
      <text:p text:style-name="P28"><text:span text:style-name="T16"/></text:p>
      <text:p text:style-name="P28"><text:span text:style-name="T16"><draw:frame draw:style-name="fr1" draw:name="Objeto34" text:anchor-type="as-char" svg:y="-0.508cm" svg:width="4.157cm" svg:height="1.035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6"> <text:s/></text:span><text:span text:style-name="T16"><draw:frame draw:style-name="fr1" draw:name="Objeto35" text:anchor-type="as-char" svg:y="-0.393cm" svg:width="3.879cm" svg:height="0.492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p>
      <text:p text:style-name="P28"><text:span text:style-name="T16"/></text:p>
      <text:p text:style-name="P29"><text:span text:style-name="T15">Back-propagation algorithm</text:span></text:p>
      <text:p text:style-name="P29"><text:span text:style-name="T16"/></text:p>
      <text:p text:style-name="P29"><text:span text:style-name="T16">Training set </text:span><text:span text:style-name="T16"><draw:frame draw:style-name="fr1" draw:name="Objeto36" text:anchor-type="as-char" svg:y="-0.448cm" svg:width="5.114cm" svg:height="0.556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29"><text:span text:style-name="T16">Set </text:span><text:span text:style-name="T16"><draw:frame draw:style-name="fr1" draw:name="Objeto37" text:anchor-type="as-char" svg:y="-0.448cm" svg:width="1.362cm" svg:height="0.617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16">for all l, i, j</text:span></text:p>
      <text:p text:style-name="P29"><text:span text:style-name="T16"/></text:p>
      <text:p text:style-name="P29"><text:span text:style-name="T16">For i = 1 to m</text:span></text:p>
      <text:p text:style-name="P29"><text:span text:style-name="T16"/></text:p>
      <text:p text:style-name="P29"><text:span text:style-name="T16"><text:tab/>Set </text:span><text:span text:style-name="T16"><draw:frame draw:style-name="fr1" draw:name="Objeto38" text:anchor-type="as-char" svg:y="-0.448cm" svg:width="1.681cm" svg:height="0.547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<text:p text:style-name="P28"><text:span text:style-name="T16"><text:tab/></text:span><text:span text:style-name="T18">Perform forward propagation to compute </text:span><text:span text:style-name="T18"><draw:frame draw:style-name="fr1" draw:name="Objeto39" text:anchor-type="as-char" svg:y="-0.448cm" svg:width="0.723cm" svg:height="0.547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span><text:span text:style-name="T18">for l = 2,3,…,L</text:span></text:p>
      <text:p text:style-name="P28"><text:span text:style-name="T18"><text:tab/>Using </text:span><text:span text:style-name="T18"><draw:frame draw:style-name="fr1" draw:name="Objeto40" text:anchor-type="as-char" svg:y="-0.448cm" svg:width="0.764cm" svg:height="0.547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18">, compute </text:span><text:span text:style-name="T18"><draw:frame draw:style-name="fr1" draw:name="Objeto41" text:anchor-type="as-char" svg:y="-0.448cm" svg:width="2.602cm" svg:height="0.547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span></text:p>
      <text:p text:style-name="P28"><text:span text:style-name="T18"><text:tab/>Compute </text:span><text:span text:style-name="T18"><draw:frame draw:style-name="fr1" draw:name="Objeto42" text:anchor-type="as-char" svg:y="-0.448cm" svg:width="3.687cm" svg:height="0.547cm" draw:z-index="43"><draw:object xlink:href="./Object 42" xlink:type="simple" xlink:show="embed" xlink:actuate="onLoad"/><draw:image xlink:href="./ObjectReplacements/Object 42" xlink:type="simple" xlink:show="embed" xlink:actuate="onLoad"/><svg:desc>fórmula</svg:desc></draw:frame></text:span></text:p>
      <text:p text:style-name="P28"><text:span text:style-name="T18"><text:tab/></text:span><text:span text:style-name="T18"><draw:frame draw:style-name="fr1" draw:name="Objeto43" text:anchor-type="as-char" svg:y="-0.448cm" svg:width="3.482cm" svg:height="0.617cm" draw:z-index="44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18"> (vectorized </text:span><text:span text:style-name="T18"><draw:frame draw:style-name="fr1" draw:name="Objeto44" text:anchor-type="as-char" svg:y="-0.448cm" svg:width="3.962cm" svg:height="0.556cm" draw:z-index="45"><draw:object xlink:href="./Object 44" xlink:type="simple" xlink:show="embed" xlink:actuate="onLoad"/><draw:image xlink:href="./ObjectReplacements/Object 44" xlink:type="simple" xlink:show="embed" xlink:actuate="onLoad"/><svg:desc>fórmula</svg:desc></draw:frame></text:span></text:p>
      <text:p text:style-name="P28"><text:span text:style-name="T18"/></text:p>
      <text:p text:style-name="P28"><text:span text:style-name="T18"><draw:frame draw:style-name="fr1" draw:name="Objeto45" text:anchor-type="as-char" svg:y="-0.646cm" svg:width="3.616cm" svg:height="1.048cm" draw:z-index="46"><draw:object xlink:href="./Object 45" xlink:type="simple" xlink:show="embed" xlink:actuate="onLoad"/><draw:image xlink:href="./ObjectReplacements/Object 45" xlink:type="simple" xlink:show="embed" xlink:actuate="onLoad"/><svg:desc>fórmula</svg:desc></draw:frame></text:span><text:span text:style-name="T19">if j &lt;&gt; 0</text:span></text:p>
      <text:p text:style-name="P28"><text:span text:style-name="T19"/></text:p>
      <text:p text:style-name="P28"><text:span text:style-name="T19"><draw:frame draw:style-name="fr1" draw:name="Objeto46" text:anchor-type="as-char" svg:y="-0.646cm" svg:width="2.447cm" svg:height="1.048cm" draw:z-index="47"><draw:object xlink:href="./Object 46" xlink:type="simple" xlink:show="embed" xlink:actuate="onLoad"/><draw:image xlink:href="./ObjectReplacements/Object 46" xlink:type="simple" xlink:show="embed" xlink:actuate="onLoad"/><svg:desc>fórmula</svg:desc></draw:frame></text:span><text:span text:style-name="T19">if j = 0</text:span></text:p>
      <text:p text:style-name="P28"><text:span text:style-name="T19"/></text:p>
      <text:p text:style-name="P28"><text:span text:style-name="T19"><draw:frame draw:style-name="fr1" draw:name="Objeto47" text:anchor-type="as-char" svg:y="-0.508cm" svg:width="3.424cm" svg:height="1.035cm" draw:z-index="48"><draw:object xlink:href="./Object 47" xlink:type="simple" xlink:show="embed" xlink:actuate="onLoad"/><draw:image xlink:href="./ObjectReplacements/Object 47" xlink:type="simple" xlink:show="embed" xlink:actuate="onLoad"/><svg:desc>fórmula</svg:desc></draw:frame></text:span></text:p>
      <text:p text:style-name="P54"><text:span text:style-name="T20">BACK-PROPAGATION</text:span><text:span text:style-name="T21"> </text:span><text:span text:style-name="T20">INTUITION</text:span></text:p>
      <text:p text:style-name="P26"><draw:line text:anchor-type="paragraph" draw:z-index="49" draw:style-name="gr1" draw:text-style-name="P56" svg:x1="-0.586cm" svg:y1="0.134cm" svg:x2="19.496cm" svg:y2="0.134cm"><text:p/></draw:line><text:span text:style-name="T20"/></text:p>
      <text:p text:style-name="P26"><text:span text:style-name="T20"/></text:p>
      <text:p text:style-name="P55"><text:span text:style-name="T20">Lesson </text:span><text:span text:style-name="T23">2</text:span><text:span text:style-name="T20"> of </text:span><text:span text:style-name="T22">4 – </text:span><text:span text:style-name="T23">Back-propagation in Practice</text:span></text:p>
      <text:p text:style-name="P30"><text:span text:style-name="T24"/></text:p>
      <text:p text:style-name="P30"><text:span text:style-name="T24"/></text:p>
      <text:p text:style-name="P31"><text:span text:style-name="T20">I</text:span><text:span text:style-name="T15">MPLEMENTATION NOTE: UNROLLING PARAMETERS</text:span></text:p>
      <text:p text:style-name="P30"><draw:line text:anchor-type="paragraph" draw:z-index="50" draw:style-name="gr2" draw:text-style-name="P56" svg:x1="-0.586cm" svg:y1="0.134cm" svg:x2="19.496cm" svg:y2="0.134cm"><text:p text:style-name="P56"/></draw:line><text:span text:style-name="T20"/></text:p>
      <text:p text:style-name="P53"><text:span text:style-name="T20"/></text:p>
      <text:p text:style-name="P23"><text:span text:style-name="T20">A</text:span><text:span text:style-name="T15">dvanced optimization</text:span></text:p>
      <text:p text:style-name="P23"><text:span text:style-name="T15"/></text:p>
      <text:p text:style-name="P23"><text:span text:style-name="T15">function [jVal, gradient] = costFunction(theta)</text:span></text:p>
      <text:p text:style-name="P23"><text:span text:style-name="T15"/></text:p>
      <text:p text:style-name="P23"><text:span text:style-name="T15">optTheta = fminunc(@costFunction, initialTheta, options)</text:span></text:p>
      <text:p text:style-name="P23"><text:span text:style-name="T15"/></text:p>
      <text:p text:style-name="P23"><text:span text:style-name="T15">fminunc expects that jVal, gradient, initialTheta and theta are vectors.</text:span></text:p>
      <text:p text:style-name="P23"><text:span text:style-name="T15"/></text:p>
      <text:p text:style-name="P23"><text:span text:style-name="T15">Neural Network (L=4)</text:span></text:p>
      <text:p text:style-name="P23"><text:span text:style-name="T15"/></text:p>
      <text:p text:style-name="P23"><text:span text:style-name="T15"><draw:frame draw:style-name="fr1" draw:name="Objeto48" text:anchor-type="as-char" svg:y="-0.448cm" svg:width="2.625cm" svg:height="0.547cm" draw:z-index="51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15">- matrices (Theta1, Theta2, Theta3)</text:span></text:p>
      <text:p text:style-name="P23"><text:span text:style-name="T15"><draw:frame draw:style-name="fr1" draw:name="Objeto49" text:anchor-type="as-char" svg:y="-0.448cm" svg:width="2.805cm" svg:height="0.547cm" draw:z-index="52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15">- matrices (D1, D2, D3) <text:s text:c="2"/>*gradient</text:span></text:p>
      <text:p text:style-name="P23"><text:span text:style-name="T15"/></text:p>
      <text:p text:style-name="P24"><text:span text:style-name="T15">Example:</text:span></text:p>
      <text:p text:style-name="P24"><text:span text:style-name="T15"/></text:p>
      <text:p text:style-name="P24"><text:span text:style-name="T15"><draw:frame draw:style-name="fr1" draw:name="Objeto50" text:anchor-type="as-char" svg:y="-0.393cm" svg:width="4.161cm" svg:height="0.563cm" draw:z-index="53"><draw:object xlink:href="./Object 50" xlink:type="simple" xlink:show="embed" xlink:actuate="onLoad"/><draw:image xlink:href="./ObjectReplacements/Object 50" xlink:type="simple" xlink:show="embed" xlink:actuate="onLoad"/><svg:desc>fórmula</svg:desc></draw:frame></text:span></text:p>
      <text:p text:style-name="P24"><text:span text:style-name="T15"><draw:frame draw:style-name="fr1" draw:name="Objeto51" text:anchor-type="as-char" svg:y="-0.448cm" svg:width="6.999cm" svg:height="0.547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</text:span></text:p>
      <text:p text:style-name="P24"><text:span text:style-name="T15"><draw:frame draw:style-name="fr1" draw:name="Objeto52" text:anchor-type="as-char" svg:y="-0.448cm" svg:width="7.179cm" svg:height="0.547cm" draw:z-index="5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24"><text:span text:style-name="T15"/></text:p>
      <text:p text:style-name="P25"><text:span text:style-name="T15">thetaVec = [ Theta1[:]; Theta2[:]; Theta3[:] ];</text:span></text:p>
      <text:p text:style-name="P25"><text:span text:style-name="T15">DVec = [ D[:]; D[:]; D[:] ];</text:span></text:p>
      <text:p text:style-name="P25"><text:span text:style-name="T15"/></text:p>
      <text:p text:style-name="P25"><text:span text:style-name="T15">Theta1 = reshape( thetaVec(1:110), 10, 11 );</text:span></text:p>
      <text:p text:style-name="P25"><text:span text:style-name="T15">Theta2 = reshape( thetaVec(111:220), 10, 11 );</text:span></text:p>
      <text:p text:style-name="P25"><text:span text:style-name="T15">Theta3 = reshape( thetaVec(221:231), 1, 11 );</text:span></text:p>
      <text:p text:style-name="P25"><text:span text:style-name="T15"/></text:p>
      <text:p text:style-name="P25"><text:span text:style-name="T15"/></text:p>
      <text:p text:style-name="P32"><text:span text:style-name="T15">GRADIENT CHECKING</text:span></text:p>
      <text:p text:style-name="P32"><draw:line text:anchor-type="paragraph" draw:z-index="56" draw:style-name="gr2" draw:text-style-name="P56" svg:x1="-0.586cm" svg:y1="0.134cm" svg:x2="19.496cm" svg:y2="0.134cm"><text:p text:style-name="P56"/></draw:line><text:span text:style-name="T25"/></text:p>
      <text:p text:style-name="P32"><text:span text:style-name="T25">Numerical estimation of gradients</text:span></text:p>
      <text:p text:style-name="P32"><text:span text:style-name="T25"/></text:p>
      <text:p text:style-name="P32"><text:span text:style-name="T25"><draw:frame draw:style-name="fr1" draw:name="Objeto53" text:anchor-type="as-char" svg:y="-0.653cm" svg:width="4.136cm" svg:height="1.057cm" draw:z-index="57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5"> <text:s/></text:span><text:span text:style-name="T25"><draw:frame draw:style-name="fr1" draw:name="Objeto54" text:anchor-type="as-char" svg:y="-0.448cm" svg:width="1.595cm" svg:height="0.547cm" draw:z-index="58"><draw:object xlink:href="./Object 54" xlink:type="simple" xlink:show="embed" xlink:actuate="onLoad"/><draw:image xlink:href="./ObjectReplacements/Object 54" xlink:type="simple" xlink:show="embed" xlink:actuate="onLoad"/><svg:desc>fórmula</svg:desc></draw:frame></text:span><text:span text:style-name="T25"> * two-sided difference</text:span></text:p>
      <text:p text:style-name="P32"><text:span text:style-name="T25"/></text:p>
      <text:p text:style-name="P32"><text:span text:style-name="T25">Implement: gradApprox = ( J(theta + EPSILON) - J(theta - EPSILON) ) / ( 2 * EPSILON )</text:span></text:p>
      <text:p text:style-name="P32"><text:span text:style-name="T25"/></text:p>
      <text:p text:style-name="P34"><text:span text:style-name="T25">Parameter Vector </text:span><text:span text:style-name="T25"><draw:frame draw:style-name="fr1" draw:name="Objeto55" text:anchor-type="as-char" svg:y="-0.305cm" svg:width="0.423cm" svg:height="0.332cm" draw:z-index="59"><draw:object xlink:href="./Object 55" xlink:type="simple" xlink:show="embed" xlink:actuate="onLoad"/><draw:image xlink:href="./ObjectReplacements/Object 55" xlink:type="simple" xlink:show="embed" xlink:actuate="onLoad"/><svg:desc>fórmula</svg:desc></draw:frame></text:span></text:p>
      <text:p text:style-name="P34"><text:span text:style-name="T25"/></text:p>
      <text:p text:style-name="P34"><text:span text:style-name="T25"><draw:frame draw:style-name="fr1" draw:name="Objeto56" text:anchor-type="as-char" svg:y="-0.448cm" svg:width="9.491cm" svg:height="0.547cm" draw:z-index="60"><draw:object xlink:href="./Object 56" xlink:type="simple" xlink:show="embed" xlink:actuate="onLoad"/><draw:image xlink:href="./ObjectReplacements/Object 56" xlink:type="simple" xlink:show="embed" xlink:actuate="onLoad"/><svg:desc>fórmula</svg:desc></draw:frame></text:span></text:p>
      <text:p text:style-name="P34"><text:span text:style-name="T25"><draw:frame draw:style-name="fr1" draw:name="Objeto57" text:anchor-type="as-char" svg:y="-0.393cm" svg:width="3.598cm" svg:height="0.563cm" draw:z-index="61"><draw:object xlink:href="./Object 57" xlink:type="simple" xlink:show="embed" xlink:actuate="onLoad"/><draw:image xlink:href="./ObjectReplacements/Object 57" xlink:type="simple" xlink:show="embed" xlink:actuate="onLoad"/><svg:desc>fórmula</svg:desc></draw:frame></text:span></text:p>
      <text:p text:style-name="P34"><text:span text:style-name="T25"/></text:p>
      <text:p text:style-name="P34"><text:span text:style-name="T25"/></text:p>
      <text:p text:style-name="P34"><text:soft-page-break/><text:span text:style-name="T25"><draw:frame draw:style-name="fr1" draw:name="Objeto58" text:anchor-type="as-char" svg:y="-0.714cm" svg:width="10.052cm" svg:height="1.124cm" draw:z-index="62"><draw:object xlink:href="./Object 58" xlink:type="simple" xlink:show="embed" xlink:actuate="onLoad"/><draw:image xlink:href="./ObjectReplacements/Object 58" xlink:type="simple" xlink:show="embed" xlink:actuate="onLoad"/><svg:desc>fórmula</svg:desc></draw:frame></text:span></text:p>
      <text:p text:style-name="P34"><text:span text:style-name="T25"/></text:p>
      <text:p text:style-name="P34"><text:span text:style-name="T25"><draw:frame draw:style-name="fr1" draw:name="Objeto59" text:anchor-type="as-char" svg:y="-0.714cm" svg:width="10.052cm" svg:height="1.124cm" draw:z-index="63"><draw:object xlink:href="./Object 59" xlink:type="simple" xlink:show="embed" xlink:actuate="onLoad"/><draw:image xlink:href="./ObjectReplacements/Object 59" xlink:type="simple" xlink:show="embed" xlink:actuate="onLoad"/><svg:desc>fórmula</svg:desc></draw:frame></text:span></text:p>
      <text:p text:style-name="P34"><text:span text:style-name="T25">…</text:span></text:p>
      <text:p text:style-name="P34"><text:span text:style-name="T25"/></text:p>
      <text:p text:style-name="P34"><text:span text:style-name="T25"><draw:frame draw:style-name="fr1" draw:name="Objeto60" text:anchor-type="as-char" svg:y="-0.714cm" svg:width="9.839cm" svg:height="1.124cm" draw:z-index="64"><draw:object xlink:href="./Object 60" xlink:type="simple" xlink:show="embed" xlink:actuate="onLoad"/><draw:image xlink:href="./ObjectReplacements/Object 60" xlink:type="simple" xlink:show="embed" xlink:actuate="onLoad"/><svg:desc>fórmula</svg:desc></draw:frame></text:span></text:p>
      <text:p text:style-name="P34"><text:span text:style-name="T25"/></text:p>
      <text:p text:style-name="P34"><text:span text:style-name="T25"/></text:p>
      <text:p text:style-name="P35"><text:span text:style-name="T25">for i = 1:n</text:span></text:p>
      <text:p text:style-name="P35"><text:span text:style-name="T25"><text:tab/>thetaPlus = theta;</text:span></text:p>
      <text:p text:style-name="P35"><text:span text:style-name="T25"><text:tab/>thetaPlus(i) = thetaPlus(i) + EPSILON;</text:span></text:p>
      <text:p text:style-name="P35"><text:span text:style-name="T25"><text:tab/>thetaMinus = theta;</text:span></text:p>
      <text:p text:style-name="P35"><text:span text:style-name="T25"><text:tab/>thetaMinus(i) = thetaMinus(i) – EPSILON;</text:span></text:p>
      <text:p text:style-name="P35"><text:span text:style-name="T25"><text:tab/>gradApprox(i) = (J(thetaPlus) – J(thetaMinus)) / (2*EPSILON);</text:span></text:p>
      <text:p text:style-name="P36"><text:span text:style-name="T25">end;</text:span></text:p>
      <text:p text:style-name="P36"><text:span text:style-name="T25"/></text:p>
      <text:p text:style-name="P37"><text:span text:style-name="T25">Obs.:</text:span></text:p>
      <text:p text:style-name="P37"><text:span text:style-name="T25">n is the dimension of our parameter of vector theta;</text:span></text:p>
      <text:p text:style-name="P37"><text:span text:style-name="T25">use the unrolled version of the parameter.</text:span></text:p>
      <text:p text:style-name="P37"><text:span text:style-name="T25"/></text:p>
      <text:p text:style-name="P37"><text:span text:style-name="T25">Check that gradApprox </text:span><text:span text:style-name="T26">≈ Dvec</text:span></text:p>
      <text:p text:style-name="P37"><text:span text:style-name="T26"/></text:p>
      <text:p text:style-name="P38"><text:span text:style-name="T26">Implementation Note:</text:span></text:p>
      <text:p text:style-name="P38"><text:span text:style-name="T26"/></text:p>
      <text:p text:style-name="P38"><text:span text:style-name="T26">- Implement backprop to compute Dvec ( unrolled D</text:span><text:span text:style-name="T14">(1)</text:span><text:span text:style-name="T26">, D</text:span><text:span text:style-name="T14">(2)</text:span><text:span text:style-name="T26">, D</text:span><text:span text:style-name="T14">(3)</text:span><text:span text:style-name="T26">).</text:span></text:p>
      <text:p text:style-name="P38"><text:span text:style-name="T26">- Implement numerical gradient check to compute gradApprox.</text:span></text:p>
      <text:p text:style-name="P38"><text:span text:style-name="T26">- Make sure they give similar values.</text:span></text:p>
      <text:p text:style-name="P38"><text:span text:style-name="T26">- Turn off gradient checking. Using backprop code for learning.</text:span></text:p>
      <text:p text:style-name="P38"><text:span text:style-name="T26"/></text:p>
      <text:p text:style-name="P38"><text:span text:style-name="T26">Important:</text:span></text:p>
      <text:p text:style-name="P38"><text:span text:style-name="T26"/></text:p>
      <text:p text:style-name="P38"><text:span text:style-name="T26">- Be sure to disable your gradient checking code before training your classifier. If you run numerical gradient computation on every iteration of gradient descent ( or in the inner loop of costFunction() ) your code will be very slow.</text:span></text:p>
      <text:p text:style-name="P38"><text:span text:style-name="T26"/></text:p>
      <text:p text:style-name="P38"><text:span text:style-name="T26"/></text:p>
      <text:p text:style-name="P38"><text:span text:style-name="T26"/></text:p>
      <text:p text:style-name="P39"><text:span text:style-name="T30">RANDOM INITIALIZATION</text:span></text:p>
      <text:p text:style-name="P33"><draw:line text:anchor-type="paragraph" draw:z-index="65" draw:style-name="gr2" draw:text-style-name="P56" svg:x1="-0.586cm" svg:y1="0.134cm" svg:x2="19.496cm" svg:y2="0.134cm"><text:p/></draw:line><text:span text:style-name="T26"/></text:p>
      <text:p text:style-name="P33"><text:span text:style-name="T26"/></text:p>
      <text:p text:style-name="P41"><text:span text:style-name="T26">Initializing all of your parameters to zero actually does not work when you are trading on your own network.</text:span></text:p>
      <text:p text:style-name="P41"><text:span text:style-name="T26">After each update, parameters corresponding to inputs going into each of two hidden units are identical.</text:span></text:p>
      <text:p text:style-name="P41"><text:span text:style-name="T26"/></text:p>
      <text:p text:style-name="P41"><text:soft-page-break/><text:span text:style-name="T26">Random initialization: Symmetry breaking</text:span></text:p>
      <text:p text:style-name="P41"><text:span text:style-name="T26"/></text:p>
      <text:p text:style-name="P41"><text:span text:style-name="T26">Initialize each </text:span><text:span text:style-name="T26"><draw:frame draw:style-name="fr1" draw:name="Objeto61" text:anchor-type="as-char" svg:y="-0.448cm" svg:width="0.783cm" svg:height="0.617cm" draw:z-index="66"><draw:object xlink:href="./Object 61" xlink:type="simple" xlink:show="embed" xlink:actuate="onLoad"/><draw:image xlink:href="./ObjectReplacements/Object 61" xlink:type="simple" xlink:show="embed" xlink:actuate="onLoad"/><svg:desc>fórmula</svg:desc></draw:frame></text:span><text:span text:style-name="T26">to a random value in </text:span><text:span text:style-name="T26"><draw:frame draw:style-name="fr1" draw:name="Objeto62" text:anchor-type="as-char" svg:y="-0.393cm" svg:width="1.379cm" svg:height="0.499cm" draw:z-index="67"><draw:object xlink:href="./Object 62" xlink:type="simple" xlink:show="embed" xlink:actuate="onLoad"/><draw:image xlink:href="./ObjectReplacements/Object 62" xlink:type="simple" xlink:show="embed" xlink:actuate="onLoad"/><svg:desc>fórmula</svg:desc></draw:frame></text:span><text:span text:style-name="T27">(i.e. </text:span><text:span text:style-name="T27"><draw:frame draw:style-name="fr1" draw:name="Objeto63" text:anchor-type="as-char" svg:y="-0.448cm" svg:width="2.129cm" svg:height="0.617cm" draw:z-index="68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27">)</text:span></text:p>
      <text:p text:style-name="P41"><text:span text:style-name="T27"/></text:p>
      <text:p text:style-name="P42"><text:span text:style-name="T27">E.</text:span><text:span text:style-name="T26">g.:</text:span></text:p>
      <text:p text:style-name="P42"><text:span text:style-name="T26"/></text:p>
      <text:p text:style-name="P42"><text:span text:style-name="T26">Theta1 = rand(10,11) * (2*INIT_EPSILON) – INIT_EPSILON;</text:span></text:p>
      <text:p text:style-name="P42"><text:span text:style-name="T26">Theta2 = rand(1,11) * (2*INIT_EPSILON) – INIT_EPSILON;</text:span></text:p>
      <text:p text:style-name="P42"><text:span text:style-name="T26"/></text:p>
      <text:p text:style-name="P40"><text:span text:style-name="T26"/></text:p>
      <text:p text:style-name="P43"><text:span text:style-name="T30">PUTTING IT TOGETHER</text:span></text:p>
      <text:p text:style-name="P43"><draw:line text:anchor-type="paragraph" draw:z-index="69" draw:style-name="gr2" draw:text-style-name="P56" svg:x1="-0.586cm" svg:y1="0.134cm" svg:x2="19.496cm" svg:y2="0.134cm"><text:p/></draw:line><text:span text:style-name="T26"/></text:p>
      <text:p text:style-name="P43"><text:span text:style-name="T26"/></text:p>
      <text:p text:style-name="P44"><text:span text:style-name="T26">Training a neural network</text:span></text:p>
      <text:p text:style-name="P44"><text:span text:style-name="T26"/></text:p>
      <text:p text:style-name="P44"><text:span text:style-name="T26">Pick a network architecture (connectivity pattern between neurons).</text:span></text:p>
      <text:p text:style-name="P44"><text:span text:style-name="T26"/></text:p>
      <text:p text:style-name="P44"><text:span text:style-name="T26">3 inputs </text:span><text:span text:style-name="T28">units</text:span><text:span text:style-name="T26"> → 1 hidden layer with 5 neurons → 4 outputs</text:span></text:p>
      <text:p text:style-name="P45"><text:span text:style-name="T26">3 inputs </text:span><text:span text:style-name="T28">units</text:span><text:span text:style-name="T26"> → 2 hidden layer with 5 neurons → 4 outputs</text:span></text:p>
      <text:p text:style-name="P45"><text:span text:style-name="T26">3 inputs </text:span><text:span text:style-name="T28">units</text:span><text:span text:style-name="T26"> → 3 hidden layer with 5 neurons → 4 outputs</text:span></text:p>
      <text:p text:style-name="P44"><text:span text:style-name="T26"/></text:p>
      <text:p text:style-name="P46"><text:span text:style-name="T26">Number of input units: Dimension of features x</text:span><text:span text:style-name="T14">(i)</text:span><text:span text:style-name="T26">.</text:span></text:p>
      <text:p text:style-name="P47"><text:span text:style-name="T26">No. output units: Number of classes.</text:span></text:p>
      <text:p text:style-name="P48"><text:span text:style-name="T26">Reasonable default: 1 hidden layer, or if &gt;1 hidden layer, have same no. of hidden units in every layer (usually the more the better).</text:span></text:p>
      <text:p text:style-name="P48"><text:span text:style-name="T26"/></text:p>
      <text:p text:style-name="P49"><text:span text:style-name="T26">Next.</text:span></text:p>
      <text:p text:style-name="P49"><text:span text:style-name="T26"/></text:p>
      <text:p text:style-name="P49"><text:span text:style-name="T26">1. Randomly initialize weights</text:span></text:p>
      <text:p text:style-name="Standard"><text:span text:style-name="T31">2. Implement forward propagation to get </text:span><text:span text:style-name="T31"><draw:frame draw:style-name="fr1" draw:name="Objeto64" text:anchor-type="as-char" svg:y="-0.448cm" svg:width="1.538cm" svg:height="0.556cm" draw:z-index="70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31">for any </text:span><text:span text:style-name="T31"><draw:frame draw:style-name="fr1" draw:name="Objeto65" text:anchor-type="as-char" svg:y="-0.448cm" svg:width="0.736cm" svg:height="0.547cm" draw:z-index="74"><draw:object xlink:href="./Object 65" xlink:type="simple" xlink:show="embed" xlink:actuate="onLoad"/><draw:image xlink:href="./ObjectReplacements/Object 65" xlink:type="simple" xlink:show="embed" xlink:actuate="onLoad"/><svg:desc>fórmula</svg:desc></draw:frame></text:span></text:p>
      <text:p text:style-name="P49"><text:span text:style-name="T26">3. Implement code to compute cost function </text:span><text:span text:style-name="T26"><draw:frame draw:style-name="fr1" draw:name="Objeto66" text:anchor-type="as-char" svg:y="-0.393cm" svg:width="1.169cm" svg:height="0.501cm" draw:z-index="71"><draw:object xlink:href="./Object 66" xlink:type="simple" xlink:show="embed" xlink:actuate="onLoad"/><draw:image xlink:href="./ObjectReplacements/Object 66" xlink:type="simple" xlink:show="embed" xlink:actuate="onLoad"/><svg:desc>fórmula</svg:desc></draw:frame></text:span></text:p>
      <text:p text:style-name="P49"><text:span text:style-name="T26">4. Implement backprop to compute partial derivatives </text:span><text:span text:style-name="T26"><draw:frame draw:style-name="fr1" draw:name="Objeto67" text:anchor-type="as-char" svg:y="-0.508cm" svg:width="1.864cm" svg:height="0.915cm" draw:z-index="72"><draw:object xlink:href="./Object 67" xlink:type="simple" xlink:show="embed" xlink:actuate="onLoad"/><draw:image xlink:href="./ObjectReplacements/Object 67" xlink:type="simple" xlink:show="embed" xlink:actuate="onLoad"/><svg:desc>fórmula</svg:desc></draw:frame></text:span></text:p>
      <text:p text:style-name="P49"><text:span text:style-name="T26"/></text:p>
      <text:p text:style-name="P50"><text:span text:style-name="T26">for i = 1:m</text:span></text:p>
      <text:p text:style-name="P50"><text:span text:style-name="T26"><text:tab/>Perform forward propagation and back-propagation using example </text:span><text:span text:style-name="T26"><draw:frame draw:style-name="fr1" draw:name="Objeto68" text:anchor-type="as-char" svg:y="-0.448cm" svg:width="1.834cm" svg:height="0.556cm" draw:z-index="73"><draw:object xlink:href="./Object 68" xlink:type="simple" xlink:show="embed" xlink:actuate="onLoad"/><draw:image xlink:href="./ObjectReplacements/Object 68" xlink:type="simple" xlink:show="embed" xlink:actuate="onLoad"/><svg:desc>fórmula</svg:desc></draw:frame></text:span><text:span text:style-name="T26"> ( Get activations </text:span><text:span text:style-name="T26"><draw:frame draw:style-name="fr1" draw:name="Objeto69" text:anchor-type="as-char" svg:y="-0.448cm" svg:width="0.723cm" svg:height="0.547cm" draw:z-index="75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26">and delta terms </text:span><text:span text:style-name="T26"><draw:frame draw:style-name="fr1" draw:name="Objeto70" text:anchor-type="as-char" svg:y="-0.448cm" svg:width="0.683cm" svg:height="0.474cm" draw:z-index="76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26">for l = 2,…,L).</text:span></text:p>
      <text:p text:style-name="P50"><text:span text:style-name="T26"/></text:p>
      <text:p text:style-name="P51"><text:span text:style-name="T26">5. Use gradient checking to compare </text:span><text:span text:style-name="T26"><draw:frame draw:style-name="fr1" draw:name="Objeto71" text:anchor-type="as-char" svg:y="-0.508cm" svg:width="1.864cm" svg:height="0.915cm" draw:z-index="77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26"> </text:span><text:span text:style-name="T29">computed using back-propagation vs. using numerical estimate of gradient of </text:span><text:span text:style-name="T29"><draw:frame draw:style-name="fr1" draw:name="Objeto72" text:anchor-type="as-char" svg:y="-0.393cm" svg:width="1.169cm" svg:height="0.501cm" draw:z-index="78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29">.</text:span></text:p>
      <text:p text:style-name="P52"><text:span text:style-name="T26">Then disable gradient checking code.</text:span></text:p>
      <text:p text:style-name="P52"><text:span text:style-name="T26">6. Use gradient descent or advanced optimization method with back-propagation to try minimize </text:span><text:span text:style-name="T26"><draw:frame draw:style-name="fr1" draw:name="Objeto73" text:anchor-type="as-char" svg:y="-0.393cm" svg:width="1.169cm" svg:height="0.501cm" draw:z-index="79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26">as a function of parameters </text:span><text:span text:style-name="T26"><draw:frame draw:style-name="fr1" draw:name="Objeto74" text:anchor-type="as-char" svg:y="-0.309cm" svg:width="0.519cm" svg:height="0.333cm" draw:z-index="80"><draw:object xlink:href="./Object 74" xlink:type="simple" xlink:show="embed" xlink:actuate="onLoad"/><draw:image xlink:href="./ObjectReplacements/Object 74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rawing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7:20:22.874658483</meta:creation-date>
    <meta:editing-duration>PT8H28M25S</meta:editing-duration>
    <meta:editing-cycles>49</meta:editing-cycles>
    <meta:generator>LibreOffice/5.0.4.2$Windows_x86 LibreOffice_project/2b9802c1994aa0b7dc6079e128979269cf95bc78</meta:generator>
    <dc:date>2016-05-09T14:17:38.571000000</dc:date>
    <meta:document-statistic meta:table-count="0" meta:image-count="0" meta:object-count="74" meta:page-count="7" meta:paragraph-count="137" meta:word-count="770" meta:character-count="4648" meta:non-whitespace-character-count="3941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sup>
                  <mi>x</mi>
                  <mn>1</mn>
                </msup>
                <mi>,</mi>
                <msup>
                  <mi>y</mi>
                  <mn>1</mn>
                </msup>
              </mrow>
            </mrow>
            <mo fence="true" stretchy="false">)</mo>
          </mrow>
          <mi>,</mi>
          <mrow>
            <mo fence="true" stretchy="false">(</mo>
            <mrow>
              <mrow>
                <msup>
                  <mi>x</mi>
                  <mn>2</mn>
                </msup>
                <mi>,</mi>
                <msup>
                  <mi>y</mi>
                  <mn>2</mn>
                </msup>
              </mrow>
            </mrow>
            <mo fence="true" stretchy="false">)</mo>
          </mrow>
          <mi>,</mi>
          <mn>...</mn>
          <mi>,</mi>
          <mrow>
            <mo fence="true" stretchy="false">(</mo>
            <mrow>
              <mrow>
                <msup>
                  <mi>x</mi>
                  <mi>m</mi>
                </msup>
                <mi>,</mi>
                <msup>
                  <mi>y</mi>
                  <mi>m</mi>
                </msup>
              </mrow>
            </mrow>
            <mo fence="true" stretchy="false">)</mo>
          </mrow>
        </mrow>
      </mrow>
      <mo fence="true" stretchy="false">}</mo>
    </mrow>
    <annotation encoding="StarMath 5.0">lbrace (x^1 , y^1), (x^2 , y^2), ... , (x^m , y^m)  rbrace 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  <mo fence="true" stretchy="true">]</mo>
    </mrow>
    <annotation encoding="StarMath 5.0">left [ matrix{ 0##0##1##0 } right ]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]</mo>
    </mrow>
    <annotation encoding="StarMath 5.0">left [ matrix{ 0##0##0##1 } right ]</annotation>
  </semantics>
</math>
</file>

<file path=Object 12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ℝ</mi>
          <mi>K</mi>
        </msup>
      </mrow>
    </mrow>
    <annotation encoding="StarMath 5.0">h_%THETA(x) = setR^K</annotation>
  </semantics>
</math>
</file>

<file path=Object 13/content.xml><?xml version="1.0" encoding="utf-8"?>
<math xmlns="http://www.w3.org/1998/Math/MathML" display="block">
  <semantics>
    <mrow>
      <msub>
        <mi>S</mi>
        <mi>l</mi>
      </msub>
      <mo stretchy="false">=</mo>
      <mi>K</mi>
    </mrow>
    <annotation encoding="StarMath 5.0">S_l = K</annotation>
  </semantics>
</math>
</file>

<file path=Object 14/content.xml><?xml version="1.0" encoding="utf-8"?>
<math xmlns="http://www.w3.org/1998/Math/MathML" display="block">
  <semantics>
    <mrow>
      <mi>K</mi>
      <mo stretchy="false">≥</mo>
      <mn>3</mn>
    </mrow>
    <annotation encoding="StarMath 5.0">K &gt;= 3 </annotation>
  </semantics>
</math>
</file>

<file path=Object 15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∈</mo>
        <msup>
          <mi mathvariant="normal">ℝ</mi>
          <mi>K</mi>
        </msup>
      </mrow>
    </mrow>
    <annotation encoding="StarMath 5.0">h_%THETA( x ) in setR^K 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stretchy="false">(</mo>
            <mrow>
              <mrow>
                <msub>
                  <mi>h</mi>
                  <mi mathvariant="normal">Θ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i</mi>
        </msub>
        <mo stretchy="false">=</mo>
        <msup>
          <mi>i</mi>
          <mi mathvariant="italic">th</mi>
        </msup>
      </mrow>
      <mtext>output</mtext>
    </mrow>
    <annotation encoding="StarMath 5.0">(h_%THETA( x ))_i = i^th "output" </annotation>
  </semantics>
</math>
</file>

<file path=Object 17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row>
            <mo stretchy="false">−</mo>
            <mn>1</mn>
          </mrow>
          <mi>m</mi>
        </mfrac>
      </mrow>
      <mrow>
        <mrow>
          <mo fence="true" stretchy="false">[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bsup>
                    <mi>y</mi>
                    <mi>k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</mrow>
              </mrow>
              <mi>log</mi>
              <mrow>
                <msub>
                  <mrow>
                    <mo fence="true" stretchy="false">(</mo>
                    <mrow>
                      <mrow>
                        <msub>
                          <mi>h</mi>
                          <mi mathvariant="normal">Θ</mi>
                        </msub>
                        <mrow>
                          <mo fence="true" stretchy="false">(</mo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i</mi>
                                </mrow>
                                <mo fence="true" stretchy="false">)</mo>
                              </mrow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b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bsup>
                        <mi>y</mi>
                        <mi>k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i>log</mi>
              <msub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sub>
                          <mi>h</mi>
                          <mi mathvariant="normal">Θ</mi>
                        </msub>
                      </mrow>
                      <mrow>
                        <mo fence="true" stretchy="false">(</mo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b>
            </mrow>
          </mrow>
          <mo fence="true" stretchy="false">]</mo>
        </mrow>
        <mo stretchy="false">+</mo>
        <mfrac>
          <mi mathvariant="normal">λ</mi>
          <mrow>
            <mo fence="true" stretchy="false">(</mo>
            <mrow>
              <mrow>
                <mn>2</mn>
                <mi>m</mi>
              </mrow>
            </mrow>
            <mo fence="true" stretchy="false">)</mo>
          </mrow>
        </mfrac>
      </mrow>
      <mrow>
        <munderover>
          <mo stretchy="false">∑</mo>
          <mrow>
            <mi>l</mi>
            <mo stretchy="false">=</mo>
            <mn>1</mn>
          </mrow>
          <mrow>
            <mi>L</mi>
            <mo stretchy="false">−</mo>
            <mn>1</mn>
          </mrow>
        </munderover>
        <mrow>
          <munderover>
            <mo stretchy="false">∑</mo>
            <mrow>
              <mi>i</mi>
              <mo stretchy="false">=</mo>
              <mn>1</mn>
            </mrow>
            <msub>
              <mi>s</mi>
              <mi>l</mi>
            </msub>
          </munderover>
          <mrow>
            <munderover>
              <mo stretchy="false">∑</mo>
              <mrow>
                <mi>j</mi>
                <mo stretchy="false">=</mo>
                <mn>1</mn>
              </mrow>
              <mrow>
                <msub>
                  <mi>s</mi>
                  <mi>l</mi>
                </msub>
                <mo stretchy="false">+</mo>
                <mn>1</mn>
              </mrow>
            </munderover>
            <msup>
              <mrow>
                <mo fence="true" stretchy="false">(</mo>
                <mrow>
                  <msubsup>
                    <mi mathvariant="normal">Θ</mi>
                    <mi mathvariant="italic">ji</mi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subsup>
                </mrow>
                <mo fence="true" stretchy="false">)</mo>
              </mrow>
              <mn>2</mn>
            </msup>
          </mrow>
        </mrow>
      </mrow>
    </mrow>
    <annotation encoding="StarMath 5.0">J( %THETA ) = -1 over m [ sum from i=1 to m sum from k=1 to K y_k^(i) log( h_%THETA( x^(i) ) )_k + (1 - y_k^(i)) log( 1 - h_%THETA( x^(i) ) )_k ] + %lambda over (2m) sum from l = 1 to L - 1 sum from i = 1 to s_l sum from j = 1 to s_l + 1 ( %THETA_ji^(l) )^2 </annotation>
  </semantics>
</math>
</file>

<file path=Object 18/content.xml><?xml version="1.0" encoding="utf-8"?>
<math xmlns="http://www.w3.org/1998/Math/MathML" display="block">
  <semantics>
    <mtable>
      <mtr>
        <mtd>
          <mrow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frac>
              <mo stretchy="false">∂</mo>
              <mrow>
                <mo fence="true" stretchy="false">(</mo>
                <mrow>
                  <mrow>
                    <mo stretchy="false">∂</mo>
                    <msubsup>
                      <mi mathvariant="normal">Θ</mi>
                      <mi mathvariant="italic">ij</mi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frac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</mtable>
    <annotation encoding="StarMath 5.0">J( %THETA ) newline
partial over (partial %THETA_ij^( l )) J( %THETA )</annotation>
  </semantics>
</math>
</file>

<file path=Object 19/content.xml><?xml version="1.0" encoding="utf-8"?>
<math xmlns="http://www.w3.org/1998/Math/MathML" display="block">
  <semantics>
    <mrow>
      <msubsup>
        <mi mathvariant="normal">Θ</mi>
        <mi mathvariant="italic">ij</mi>
        <mrow>
          <mo fence="true" stretchy="false">(</mo>
          <mrow>
            <mi>l</mi>
          </mrow>
          <mo fence="true" stretchy="false">)</mo>
        </mrow>
      </msubsup>
      <mo stretchy="false">∈</mo>
      <mi mathvariant="normal">ℝ</mi>
    </mrow>
    <annotation encoding="StarMath 5.0">%THETA_ij^( l ) in setR </annotation>
  </semantics>
</math>
</file>

<file path=Object 2/content.xml><?xml version="1.0" encoding="utf-8"?>
<math xmlns="http://www.w3.org/1998/Math/MathML" display="block">
  <semantics>
    <msub>
      <mi>s</mi>
      <mi>l</mi>
    </msub>
    <annotation encoding="StarMath 5.0">s_l</annotation>
  </semantics>
</math>
</file>

<file path=Object 20/content.xml><?xml version="1.0" encoding="utf-8"?>
<math xmlns="http://www.w3.org/1998/Math/MathML" display="block">
  <semantics>
    <mrow>
      <msup>
        <mi>a</mi>
        <mrow>
          <mo fence="true" stretchy="false">(</mo>
          <mrow>
            <mn>1</mn>
          </mrow>
          <mo fence="true" stretchy="false">)</mo>
        </mrow>
      </msup>
      <mo stretchy="false">=</mo>
      <mi>x</mi>
    </mrow>
    <annotation encoding="StarMath 5.0">a^( 1 ) = x</annotation>
  </semantics>
</math>
</file>

<file path=Object 21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2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</mrow>
      <msup>
        <mi>a</mi>
        <mrow>
          <mo fence="true" stretchy="false">(</mo>
          <mrow>
            <mn>1</mn>
          </mrow>
          <mo fence="true" stretchy="false">)</mo>
        </mrow>
      </msup>
    </mrow>
    <annotation encoding="StarMath 5.0">z^( 2 ) = %THETA^( 1 ) a^( 1 )</annotation>
  </semantics>
</math>
</file>

<file path=Object 22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2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2</mn>
              </mrow>
              <mo fence="true" stretchy="false">)</mo>
            </mrow>
          </msup>
        </mrow>
        <mo fence="true" stretchy="false">)</mo>
      </mrow>
      <mrow>
        <mo fence="true" stretchy="false">(</mo>
        <mrow>
          <mrow>
            <mi mathvariant="italic">add</mi>
            <msubsup>
              <mi>a</mi>
              <mn>0</mn>
              <mrow>
                <mo fence="true" stretchy="false">(</mo>
                <mrow>
                  <mn>2</mn>
                </mrow>
                <mo fence="true" stretchy="false">)</mo>
              </mrow>
            </msubsup>
          </mrow>
        </mrow>
        <mo fence="true" stretchy="false">)</mo>
      </mrow>
    </mrow>
    <annotation encoding="StarMath 5.0">a^( 2 ) = g( z^(2) ) ( add  a_0^(2) )</annotation>
  </semantics>
</math>
</file>

<file path=Object 23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3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</mrow>
      <msup>
        <mi>a</mi>
        <mrow>
          <mo fence="true" stretchy="false">(</mo>
          <mrow>
            <mn>2</mn>
          </mrow>
          <mo fence="true" stretchy="false">)</mo>
        </mrow>
      </msup>
    </mrow>
    <annotation encoding="StarMath 5.0">z^( 3 ) = %THETA^( 2 ) a^( 2 )</annotation>
  </semantics>
</math>
</file>

<file path=Object 24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3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3</mn>
              </mrow>
              <mo fence="true" stretchy="false">)</mo>
            </mrow>
          </msup>
        </mrow>
        <mo fence="true" stretchy="false">)</mo>
      </mrow>
      <mrow>
        <mo fence="true" stretchy="false">(</mo>
        <mrow>
          <mrow>
            <mi mathvariant="italic">add</mi>
            <msubsup>
              <mi>a</mi>
              <mn>0</mn>
              <mrow>
                <mo fence="true" stretchy="false">(</mo>
                <mrow>
                  <mn>3</mn>
                </mrow>
                <mo fence="true" stretchy="false">)</mo>
              </mrow>
            </msubsup>
          </mrow>
        </mrow>
        <mo fence="true" stretchy="false">)</mo>
      </mrow>
    </mrow>
    <annotation encoding="StarMath 5.0">a^( 3 ) = g( z^(3) ) ( add  a_0^(3) )</annotation>
  </semantics>
</math>
</file>

<file path=Object 25/content.xml><?xml version="1.0" encoding="utf-8"?>
<math xmlns="http://www.w3.org/1998/Math/MathML" display="block">
  <semantics>
    <mrow>
      <mrow>
        <msup>
          <mi>z</mi>
          <mrow>
            <mo fence="true" stretchy="false">(</mo>
            <mrow>
              <mn>4</mn>
            </mrow>
            <mo fence="true" stretchy="false">)</mo>
          </mrow>
        </msup>
        <mo stretchy="false">=</mo>
        <msup>
          <mi mathvariant="normal">Θ</mi>
          <mrow>
            <mo fence="true" stretchy="false">(</mo>
            <mrow>
              <mn>3</mn>
            </mrow>
            <mo fence="true" stretchy="false">)</mo>
          </mrow>
        </msup>
      </mrow>
      <msup>
        <mi>a</mi>
        <mrow>
          <mo fence="true" stretchy="false">(</mo>
          <mrow>
            <mn>3</mn>
          </mrow>
          <mo fence="true" stretchy="false">)</mo>
        </mrow>
      </msup>
    </mrow>
    <annotation encoding="StarMath 5.0">z^( 4 ) = %THETA^( 3 ) a^( 3 )</annotation>
  </semantics>
</math>
</file>

<file path=Object 26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4</mn>
            </mrow>
            <mo fence="true" stretchy="false">)</mo>
          </mrow>
        </msup>
        <mo stretchy="false">=</mo>
        <mi>g</mi>
      </mrow>
      <mrow>
        <mo fence="true" stretchy="false">(</mo>
        <mrow>
          <msup>
            <mi>z</mi>
            <mrow>
              <mo fence="true" stretchy="false">(</mo>
              <mrow>
                <mn>4</mn>
              </mrow>
              <mo fence="true" stretchy="false">)</mo>
            </mrow>
          </msup>
        </mrow>
        <mo fence="true" stretchy="false">)</mo>
      </mrow>
      <mrow>
        <mo fence="true" stretchy="false">(</mo>
        <mrow>
          <mrow>
            <mi mathvariant="italic">add</mi>
            <msubsup>
              <mi>a</mi>
              <mn>0</mn>
              <mrow>
                <mo fence="true" stretchy="false">(</mo>
                <mrow>
                  <mn>4</mn>
                </mrow>
                <mo fence="true" stretchy="false">)</mo>
              </mrow>
            </msubsup>
          </mrow>
        </mrow>
        <mo fence="true" stretchy="false">)</mo>
      </mrow>
    </mrow>
    <annotation encoding="StarMath 5.0">a^( 4 ) = g( z^(4) ) ( add  a_0^(4) )</annotation>
  </semantics>
</math>
</file>

<file path=Object 27/content.xml><?xml version="1.0" encoding="utf-8"?>
<math xmlns="http://www.w3.org/1998/Math/MathML" display="block">
  <semantics>
    <mrow>
      <mrow>
        <msubsup>
          <mi mathvariant="normal">δ</mi>
          <mi>j</mi>
          <mrow>
            <mo fence="true" stretchy="false">(</mo>
            <mrow>
              <mi>l</mi>
            </mrow>
            <mo fence="true" stretchy="false">)</mo>
          </mrow>
        </msubsup>
        <mo stretchy="false">=</mo>
        <mi mathvariant="italic">error</mi>
      </mrow>
      <mi mathvariant="italic">of</mi>
      <mi mathvariant="italic">node</mi>
      <mi>j</mi>
      <mtext>in</mtext>
      <mi mathvariant="italic">layer</mi>
      <mi>l</mi>
    </mrow>
    <annotation encoding="StarMath 5.0">%delta_j^( l ) = error of node j "in" layer l</annotation>
  </semantics>
</math>
</file>

<file path=Object 28/content.xml><?xml version="1.0" encoding="utf-8"?>
<math xmlns="http://www.w3.org/1998/Math/MathML" display="block">
  <semantics>
    <mrow>
      <msubsup>
        <mi mathvariant="normal">δ</mi>
        <mi>j</mi>
        <mrow>
          <mo fence="true" stretchy="false">(</mo>
          <mrow>
            <mn>4</mn>
          </mrow>
          <mo fence="true" stretchy="false">)</mo>
        </mrow>
      </msubsup>
      <mo stretchy="false">=</mo>
      <mrow>
        <msubsup>
          <mi>a</mi>
          <mi>j</mi>
          <mrow>
            <mo fence="true" stretchy="false">(</mo>
            <mrow>
              <mn>4</mn>
            </mrow>
            <mo fence="true" stretchy="false">)</mo>
          </mrow>
        </msubsup>
        <mo stretchy="false">−</mo>
        <msub>
          <mi>y</mi>
          <mi>i</mi>
        </msub>
      </mrow>
    </mrow>
    <annotation encoding="StarMath 5.0">%delta_j^( 4 ) = a_j^( 4 ) - y_i</annotation>
  </semantics>
</math>
</file>

<file path=Object 29/content.xml><?xml version="1.0" encoding="utf-8"?>
<math xmlns="http://www.w3.org/1998/Math/MathML" display="block">
  <semantics>
    <mrow>
      <msubsup>
        <mi>a</mi>
        <mi>j</mi>
        <mrow>
          <mo fence="true" stretchy="false">(</mo>
          <mrow>
            <mn>4</mn>
          </mrow>
          <mo fence="true" stretchy="false">)</mo>
        </mrow>
      </msubsup>
      <mo stretchy="false">=</mo>
      <msub>
        <mrow>
          <mo fence="true" stretchy="false">(</mo>
          <mrow>
            <mrow>
              <msub>
                <mi>h</mi>
                <mi mathvariant="normal">Θ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i>j</mi>
      </msub>
    </mrow>
    <annotation encoding="StarMath 5.0">a_j^( 4 ) = (h_%THETA( x ))_j</annotation>
  </semantics>
</math>
</file>

<file path=Object 3/content.xml><?xml version="1.0" encoding="utf-8"?>
<math xmlns="http://www.w3.org/1998/Math/MathML" display="block">
  <semantics>
    <msub>
      <mi>s</mi>
      <mi>l</mi>
    </msub>
    <annotation encoding="StarMath 5.0">s_l</annotation>
  </semantics>
</math>
</file>

<file path=Object 30/content.xml><?xml version="1.0" encoding="utf-8"?>
<math xmlns="http://www.w3.org/1998/Math/MathML" display="block">
  <semantics>
    <mrow>
      <mrow>
        <msubsup>
          <mi mathvariant="normal">δ</mi>
          <mi>j</mi>
          <mrow>
            <mo fence="true" stretchy="false">(</mo>
            <mrow>
              <mn>3</mn>
            </mrow>
            <mo fence="true" stretchy="false">)</mo>
          </mrow>
        </msubsup>
        <mo stretchy="false">=</mo>
        <msup>
          <mrow>
            <mo fence="true" stretchy="false">(</mo>
            <mrow>
              <msup>
                <mi mathvariant="normal">Θ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  <mo fence="true" stretchy="false">)</mo>
          </mrow>
          <mi>T</mi>
        </msup>
      </mrow>
      <msup>
        <mi mathvariant="normal">δ</mi>
        <mrow>
          <mo fence="true" stretchy="false">(</mo>
          <mrow>
            <mn>4</mn>
          </mrow>
          <mo fence="true" stretchy="false">)</mo>
        </mrow>
      </msup>
      <mrow>
        <mn>.</mn>
        <mo stretchy="false">∗</mo>
        <mi>g</mi>
      </mrow>
      <mi>'</mi>
      <mrow>
        <mo fence="true" stretchy="false">(</mo>
        <mrow>
          <msup>
            <mi>z</mi>
            <mrow>
              <mo fence="true" stretchy="false">(</mo>
              <mrow>
                <mn>3</mn>
              </mrow>
              <mo fence="true" stretchy="false">)</mo>
            </mrow>
          </msup>
        </mrow>
        <mo fence="true" stretchy="false">)</mo>
      </mrow>
    </mrow>
    <annotation encoding="StarMath 5.0">%delta_j^( 3 ) = ( %THETA^(3) )^T %delta^( 4 ) .*  g'( z^(3) )</annotation>
  </semantics>
</math>
</file>

<file path=Object 31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sup>
              <mi>z</mi>
              <mrow>
                <mo fence="true" stretchy="false">(</mo>
                <mrow>
                  <mn>3</mn>
                </mrow>
                <mo fence="true" stretchy="false">)</mo>
              </mrow>
            </msup>
          </mrow>
          <mo fence="true" stretchy="false">)</mo>
        </mrow>
        <mo stretchy="false">=</mo>
        <msup>
          <mi>a</mi>
          <mrow>
            <mo fence="true" stretchy="false">(</mo>
            <mrow>
              <mn>3</mn>
            </mrow>
            <mo fence="true" stretchy="false">)</mo>
          </mrow>
        </msup>
      </mrow>
      <mrow>
        <mn>.</mn>
        <mo stretchy="false">∗</mo>
        <mrow>
          <mo fence="true" stretchy="false">(</mo>
          <mrow>
            <mrow>
              <mn>1</mn>
              <mo stretchy="false">−</mo>
              <msup>
                <mi>a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false">)</mo>
        </mrow>
      </mrow>
    </mrow>
    <annotation encoding="StarMath 5.0">g'( z^(3) ) = a^( 3 ) .* ( 1 - a^(3) )</annotation>
  </semantics>
</math>
</file>

<file path=Object 32/content.xml><?xml version="1.0" encoding="utf-8"?>
<math xmlns="http://www.w3.org/1998/Math/MathML" display="block">
  <semantics>
    <mrow>
      <mrow>
        <msubsup>
          <mi mathvariant="normal">δ</mi>
          <mi>j</mi>
          <mrow>
            <mo fence="true" stretchy="false">(</mo>
            <mrow>
              <mn>2</mn>
            </mrow>
            <mo fence="true" stretchy="false">)</mo>
          </mrow>
        </msubsup>
        <mo stretchy="false">=</mo>
        <msup>
          <mrow>
            <mo fence="true" stretchy="false">(</mo>
            <mrow>
              <msup>
                <mi mathvariant="normal">Θ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  <mo fence="true" stretchy="false">)</mo>
          </mrow>
          <mi>T</mi>
        </msup>
      </mrow>
      <msup>
        <mi mathvariant="normal">δ</mi>
        <mrow>
          <mo fence="true" stretchy="false">(</mo>
          <mrow>
            <mn>3</mn>
          </mrow>
          <mo fence="true" stretchy="false">)</mo>
        </mrow>
      </msup>
      <mrow>
        <mn>.</mn>
        <mo stretchy="false">∗</mo>
        <mi>g</mi>
      </mrow>
      <mi>'</mi>
      <mrow>
        <mo fence="true" stretchy="false">(</mo>
        <mrow>
          <msup>
            <mi>z</mi>
            <mrow>
              <mo fence="true" stretchy="false">(</mo>
              <mrow>
                <mn>2</mn>
              </mrow>
              <mo fence="true" stretchy="false">)</mo>
            </mrow>
          </msup>
        </mrow>
        <mo fence="true" stretchy="false">)</mo>
      </mrow>
    </mrow>
    <annotation encoding="StarMath 5.0">%delta_j^( 2 ) = ( %THETA^(2) )^T %delta^( 3 ) .*  g'( z^(2) )</annotation>
  </semantics>
</math>
</file>

<file path=Object 33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sup>
              <mi>z</mi>
              <mrow>
                <mo fence="true" stretchy="false">(</mo>
                <mrow>
                  <mn>2</mn>
                </mrow>
                <mo fence="true" stretchy="false">)</mo>
              </mrow>
            </msup>
          </mrow>
          <mo fence="true" stretchy="false">)</mo>
        </mrow>
        <mo stretchy="false">=</mo>
        <msup>
          <mi>a</mi>
          <mrow>
            <mo fence="true" stretchy="false">(</mo>
            <mrow>
              <mn>2</mn>
            </mrow>
            <mo fence="true" stretchy="false">)</mo>
          </mrow>
        </msup>
      </mrow>
      <mrow>
        <mn>.</mn>
        <mo stretchy="false">∗</mo>
        <mrow>
          <mo fence="true" stretchy="false">(</mo>
          <mrow>
            <mrow>
              <mn>1</mn>
              <mo stretchy="false">−</mo>
              <msup>
                <mi>a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</mrow>
          </mrow>
          <mo fence="true" stretchy="false">)</mo>
        </mrow>
      </mrow>
    </mrow>
    <annotation encoding="StarMath 5.0">g'( z^(2) ) = a^( 2 ) .* ( 1 - a^(2) )</annotation>
  </semantics>
</math>
</file>

<file path=Object 34/content.xml><?xml version="1.0" encoding="utf-8"?>
<math xmlns="http://www.w3.org/1998/Math/MathML" display="block">
  <semantics>
    <mrow>
      <mfrac>
        <mo stretchy="false">∂</mo>
        <mrow>
          <mo fence="true" stretchy="false">(</mo>
          <mrow>
            <mrow>
              <mo stretchy="false">∂</mo>
              <msubsup>
                <mi mathvariant="normal">Θ</mi>
                <mi mathvariant="italic">ij</mi>
                <mrow>
                  <mo fence="true" stretchy="false">(</mo>
                  <mrow>
                    <mi>l</mi>
                  </mrow>
                  <mo fence="true" stretchy="false">)</mo>
                </mrow>
              </msubsup>
            </mrow>
          </mrow>
          <mo fence="true" stretchy="false">)</mo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subsup>
          <mi>a</mi>
          <mi>j</mi>
          <mrow>
            <mo fence="true" stretchy="false">(</mo>
            <mrow>
              <mi>l</mi>
            </mrow>
            <mo fence="true" stretchy="false">)</mo>
          </mrow>
        </msubsup>
      </mrow>
      <msubsup>
        <mi mathvariant="normal">δ</mi>
        <mi>i</mi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</msubsup>
    </mrow>
    <annotation encoding="StarMath 5.0">partial over (partial %THETA_ij^( l )) J( %THETA ) = a_j^( l ) %delta_i^( l+1 )</annotation>
  </semantics>
</math>
</file>

<file path=Object 35/content.xml><?xml version="1.0" encoding="utf-8"?>
<math xmlns="http://www.w3.org/1998/Math/MathML" display="block">
  <semantics>
    <mrow>
      <mi mathvariant="italic">ignoring</mi>
      <mi mathvariant="normal">λ</mi>
      <mi>;</mi>
      <mi mathvariant="italic">if</mi>
      <mrow>
        <mi mathvariant="normal">λ</mi>
        <mo stretchy="false">=</mo>
        <mn>0</mn>
      </mrow>
    </mrow>
    <annotation encoding="StarMath 5.0">ignoring %lambda; if %lambda = 0</annotation>
  </semantics>
</math>
</file>

<file path=Object 36/content.xml><?xml version="1.0" encoding="utf-8"?>
<math xmlns="http://www.w3.org/1998/Math/MathML" display="block">
  <semantics>
    <mrow>
      <mo stretchy="false">{</mo>
      <mrow>
        <mo fence="true" stretchy="false">(</mo>
        <mrow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i>,</mi>
            <msup>
              <mi>y</mi>
              <mrow>
                <mo fence="true" stretchy="false">(</mo>
                <mrow>
                  <mn>1</mn>
                </mrow>
                <mo fence="true" stretchy="false">)</mo>
              </mrow>
            </msup>
          </mrow>
        </mrow>
        <mo fence="true" stretchy="false">)</mo>
      </mrow>
      <mi>,</mi>
      <mn>...</mn>
      <mi>,</mi>
      <mrow>
        <mo fence="true" stretchy="false">(</mo>
        <mrow>
          <mrow>
            <msup>
              <mi>x</mi>
              <mrow>
                <mo fence="true" stretchy="false">(</mo>
                <mrow>
                  <mi>m</mi>
                </mrow>
                <mo fence="true" stretchy="false">)</mo>
              </mrow>
            </msup>
            <mi>,</mi>
            <msup>
              <mi>y</mi>
              <mrow>
                <mo fence="true" stretchy="false">(</mo>
                <mrow>
                  <mi>m</mi>
                </mrow>
                <mo fence="true" stretchy="false">)</mo>
              </mrow>
            </msup>
          </mrow>
        </mrow>
        <mo fence="true" stretchy="false">)</mo>
      </mrow>
      <mo stretchy="false">}</mo>
    </mrow>
    <annotation encoding="StarMath 5.0">\{ ( x^(1),y^(1) ), ..., ( x^(m),y^(m) ) \}</annotation>
  </semantics>
</math>
</file>

<file path=Object 37/content.xml><?xml version="1.0" encoding="utf-8"?>
<math xmlns="http://www.w3.org/1998/Math/MathML" display="block">
  <semantics>
    <mrow>
      <msubsup>
        <mi mathvariant="normal">Δ</mi>
        <mi mathvariant="italic">ij</mi>
        <mrow>
          <mo fence="true" stretchy="false">(</mo>
          <mrow>
            <mi>l</mi>
          </mrow>
          <mo fence="true" stretchy="false">)</mo>
        </mrow>
      </msubsup>
      <mo stretchy="false">=</mo>
      <mn>0</mn>
    </mrow>
    <annotation encoding="StarMath 5.0">%DELTA_ij^( l ) = 0</annotation>
  </semantics>
</math>
</file>

<file path=Object 38/content.xml><?xml version="1.0" encoding="utf-8"?>
<math xmlns="http://www.w3.org/1998/Math/MathML" display="block">
  <semantics>
    <mrow>
      <msup>
        <mi>a</mi>
        <mrow>
          <mo fence="true" stretchy="false">(</mo>
          <mrow>
            <mn>1</mn>
          </mrow>
          <mo fence="true" stretchy="false">)</mo>
        </mrow>
      </msup>
      <mo stretchy="false">=</mo>
      <msup>
        <mi>x</mi>
        <mrow>
          <mo fence="true" stretchy="false">(</mo>
          <mrow>
            <mi>i</mi>
          </mrow>
          <mo fence="true" stretchy="false">)</mo>
        </mrow>
      </msup>
    </mrow>
    <annotation encoding="StarMath 5.0">a^( 1 ) = x^( i )</annotation>
  </semantics>
</math>
</file>

<file path=Object 39/content.xml><?xml version="1.0" encoding="utf-8"?>
<math xmlns="http://www.w3.org/1998/Math/MathML" display="block">
  <semantics>
    <mrow>
      <msup>
        <mi>a</mi>
        <mrow>
          <mo fence="true" stretchy="false">(</mo>
          <mrow>
            <mn>1</mn>
          </mrow>
          <mo fence="true" stretchy="false">)</mo>
        </mrow>
      </msup>
      <mo stretchy="false">=</mo>
      <msup>
        <mi>x</mi>
        <mrow>
          <mo fence="true" stretchy="false">(</mo>
          <mrow>
            <mi>i</mi>
          </mrow>
          <mo fence="true" stretchy="false">)</mo>
        </mrow>
      </msup>
    </mrow>
    <annotation encoding="StarMath 5.0">a^( 1 ) = x^( i )</annotation>
  </semantics>
</math>
</file>

<file path=Object 4/content.xml><?xml version="1.0" encoding="utf-8"?>
<math xmlns="http://www.w3.org/1998/Math/MathML" display="block">
  <semantics>
    <mrow>
      <msub>
        <mi>s</mi>
        <mi>l</mi>
      </msub>
      <mo stretchy="false">=</mo>
      <mn>1</mn>
    </mrow>
    <annotation encoding="StarMath 5.0">s_l = 1</annotation>
  </semantics>
</math>
</file>

<file path=Object 40/content.xml><?xml version="1.0" encoding="utf-8"?>
<math xmlns="http://www.w3.org/1998/Math/MathML" display="block">
  <semantics>
    <msup>
      <mi>y</mi>
      <mrow>
        <mo fence="true" stretchy="false">(</mo>
        <mrow>
          <mi>i</mi>
        </mrow>
        <mo fence="true" stretchy="false">)</mo>
      </mrow>
    </msup>
    <annotation encoding="StarMath 5.0">y^( i )</annotation>
  </semantics>
</math>
</file>

<file path=Object 41/content.xml><?xml version="1.0" encoding="utf-8"?>
<math xmlns="http://www.w3.org/1998/Math/MathML" display="block">
  <semantics>
    <mrow>
      <msup>
        <mi mathvariant="normal">δ</mi>
        <mrow>
          <mo fence="true" stretchy="false">(</mo>
          <mrow>
            <mi>L</mi>
          </mrow>
          <mo fence="true" stretchy="false">)</mo>
        </mrow>
      </msup>
      <mo stretchy="false">=</mo>
      <mrow>
        <msup>
          <mi>a</mi>
          <mrow>
            <mo fence="true" stretchy="false">(</mo>
            <mrow>
              <mi>L</mi>
            </mrow>
            <mo fence="true" stretchy="false">)</mo>
          </mrow>
        </msup>
        <mo stretchy="false">−</mo>
        <msup>
          <mi>y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%delta^( L ) = a^( L ) - y^( i )</annotation>
  </semantics>
</math>
</file>

<file path=Object 42/content.xml><?xml version="1.0" encoding="utf-8"?>
<math xmlns="http://www.w3.org/1998/Math/MathML" display="block">
  <semantics>
    <mrow>
      <msup>
        <mi mathvariant="normal">δ</mi>
        <mrow>
          <mo fence="true" stretchy="false">(</mo>
          <mrow>
            <mrow>
              <mi>L</mi>
              <mo stretchy="false">−</mo>
              <mn>1</mn>
            </mrow>
          </mrow>
          <mo fence="true" stretchy="false">)</mo>
        </mrow>
      </msup>
      <mi>,</mi>
      <msup>
        <mi mathvariant="normal">δ</mi>
        <mrow>
          <mo fence="true" stretchy="false">(</mo>
          <mrow>
            <mrow>
              <mi>L</mi>
              <mo stretchy="false">−</mo>
              <mn>2</mn>
            </mrow>
          </mrow>
          <mo fence="true" stretchy="false">)</mo>
        </mrow>
      </msup>
      <mi>,</mi>
      <mn>...</mn>
      <mi>,</mi>
      <msup>
        <mi mathvariant="normal">δ</mi>
        <mrow>
          <mo fence="true" stretchy="false">(</mo>
          <mrow>
            <mn>2</mn>
          </mrow>
          <mo fence="true" stretchy="false">)</mo>
        </mrow>
      </msup>
    </mrow>
    <annotation encoding="StarMath 5.0">%delta^( L - 1 ), %delta^( L - 2 ), ..., %delta^( 2)</annotation>
  </semantics>
</math>
</file>

<file path=Object 43/content.xml><?xml version="1.0" encoding="utf-8"?>
<math xmlns="http://www.w3.org/1998/Math/MathML" display="block">
  <semantics>
    <mrow>
      <msubsup>
        <mi mathvariant="normal">Δ</mi>
        <mi mathvariant="italic">ij</mi>
        <mrow>
          <mo fence="true" stretchy="false">(</mo>
          <mrow>
            <mi>l</mi>
          </mrow>
          <mo fence="true" stretchy="false">)</mo>
        </mrow>
      </msubsup>
      <mrow>
        <mi mathvariant="normal">:</mi>
        <mo stretchy="false">=</mo>
        <mrow>
          <msubsup>
            <mi mathvariant="normal">Δ</mi>
            <mi mathvariant="italic">ij</mi>
            <mrow>
              <mo fence="true" stretchy="false">(</mo>
              <mrow>
                <mi>l</mi>
              </mrow>
              <mo fence="true" stretchy="false">)</mo>
            </mrow>
          </msubsup>
          <mo stretchy="false">+</mo>
          <msubsup>
            <mi>a</mi>
            <mi>j</mi>
            <mrow>
              <mo fence="true" stretchy="false">(</mo>
              <mrow>
                <mi>l</mi>
              </mrow>
              <mo fence="true" stretchy="false">)</mo>
            </mrow>
          </msubsup>
        </mrow>
      </mrow>
      <msubsup>
        <mi mathvariant="normal">δ</mi>
        <mi>i</mi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</msubsup>
    </mrow>
    <annotation encoding="StarMath 5.0">%DELTA_ij^( l ) := %DELTA_ij^( l ) + a_j^( l ) %delta_i^( l + 1 )</annotation>
  </semantics>
</math>
</file>

<file path=Object 44/content.xml><?xml version="1.0" encoding="utf-8"?>
<math xmlns="http://www.w3.org/1998/Math/MathML" display="block">
  <semantics>
    <mrow>
      <msup>
        <mi mathvariant="normal">Δ</mi>
        <mrow>
          <mo fence="true" stretchy="false">(</mo>
          <mrow>
            <mi>l</mi>
          </mrow>
          <mo fence="true" stretchy="false">)</mo>
        </mrow>
      </msup>
      <mrow>
        <mi mathvariant="normal">:</mi>
        <mo stretchy="false">=</mo>
        <mrow>
          <msup>
            <mi mathvariant="normal">Δ</mi>
            <mrow>
              <mo fence="true" stretchy="false">(</mo>
              <mrow>
                <mi>l</mi>
              </mrow>
              <mo fence="true" stretchy="false">)</mo>
            </mrow>
          </msup>
          <mo stretchy="false">+</mo>
          <msup>
            <mi mathvariant="normal">δ</mi>
            <mrow>
              <mo fence="true" stretchy="false">(</mo>
              <mrow>
                <mrow>
                  <mi>l</mi>
                  <mo stretchy="false">+</mo>
                  <mn>1</mn>
                </mrow>
              </mrow>
              <mo fence="true" stretchy="false">)</mo>
            </mrow>
          </msup>
        </mrow>
      </mrow>
      <msup>
        <mrow>
          <mo fence="true" stretchy="false">(</mo>
          <mrow>
            <msup>
              <mi>a</mi>
              <mrow>
                <mo fence="true" stretchy="false">(</mo>
                <mrow>
                  <mi>l</mi>
                </mrow>
                <mo fence="true" stretchy="false">)</mo>
              </mrow>
            </msup>
          </mrow>
          <mo fence="true" stretchy="false">)</mo>
        </mrow>
        <mi>T</mi>
      </msup>
    </mrow>
    <annotation encoding="StarMath 5.0">%DELTA^( l ) := %DELTA^( l ) + %delta^( l + 1 ) ( a^( l ) )^T</annotation>
  </semantics>
</math>
</file>

<file path=Object 45/content.xml><?xml version="1.0" encoding="utf-8"?>
<math xmlns="http://www.w3.org/1998/Math/MathML" display="block">
  <semantics>
    <mrow>
      <msubsup>
        <mi mathvariant="normal">Δ</mi>
        <mi mathvariant="italic">ij</mi>
        <mrow>
          <mo fence="true" stretchy="false">(</mo>
          <mrow>
            <mi>l</mi>
          </mrow>
          <mo fence="true" stretchy="false">)</mo>
        </mrow>
      </msubsup>
      <mrow>
        <mi mathvariant="normal">:</mi>
        <mo stretchy="false">=</mo>
        <mrow>
          <msubsup>
            <mi mathvariant="normal">Δ</mi>
            <mi mathvariant="italic">ij</mi>
            <mrow>
              <mo fence="true" stretchy="false">(</mo>
              <mrow>
                <mi>l</mi>
              </mrow>
              <mo fence="true" stretchy="false">)</mo>
            </mrow>
          </msubsup>
          <mo stretchy="false">+</mo>
          <msubsup>
            <mi>a</mi>
            <mi>j</mi>
            <mrow>
              <mo fence="true" stretchy="false">(</mo>
              <mrow>
                <mi>l</mi>
              </mrow>
              <mo fence="true" stretchy="false">)</mo>
            </mrow>
          </msubsup>
        </mrow>
      </mrow>
      <msubsup>
        <mi mathvariant="normal">δ</mi>
        <mi>i</mi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</msubsup>
    </mrow>
    <annotation encoding="StarMath 5.0">%DELTA_ij^( l ) := %DELTA_ij^( l ) + a_j^( l ) %delta_i^( l + 1 )</annotation>
  </semantics>
</math>
</file>

<file path=Object 46/content.xml><?xml version="1.0" encoding="utf-8"?>
<math xmlns="http://www.w3.org/1998/Math/MathML" display="block">
  <semantics>
    <mrow>
      <msubsup>
        <mi>D</mi>
        <mi mathvariant="italic">ij</mi>
        <mrow>
          <mo fence="true" stretchy="false">(</mo>
          <mrow>
            <mi>l</mi>
          </mrow>
          <mo fence="true" stretchy="false">)</mo>
        </mrow>
      </msubsup>
      <mrow>
        <mi mathvariant="normal">:</mi>
        <mo stretchy="false">=</mo>
        <mfrac>
          <mn>1</mn>
          <mi>m</mi>
        </mfrac>
      </mrow>
      <msubsup>
        <mi mathvariant="normal">Δ</mi>
        <mi mathvariant="italic">ij</mi>
        <mrow>
          <mo fence="true" stretchy="false">(</mo>
          <mrow>
            <mi>l</mi>
          </mrow>
          <mo fence="true" stretchy="false">)</mo>
        </mrow>
      </msubsup>
    </mrow>
    <annotation encoding="StarMath 5.0">D_ij^( l ) := 1 over m %DELTA_ij^( l )</annotation>
  </semantics>
</math>
</file>

<file path=Object 47/content.xml><?xml version="1.0" encoding="utf-8"?>
<math xmlns="http://www.w3.org/1998/Math/MathML" display="block">
  <semantics>
    <mrow>
      <mfrac>
        <mo stretchy="false">∂</mo>
        <mrow>
          <mo fence="true" stretchy="false">(</mo>
          <mrow>
            <mrow>
              <mo stretchy="false">∂</mo>
              <msubsup>
                <mi mathvariant="normal">Θ</mi>
                <mi mathvariant="italic">ij</mi>
                <mrow>
                  <mo fence="true" stretchy="false">(</mo>
                  <mrow>
                    <mi>l</mi>
                  </mrow>
                  <mo fence="true" stretchy="false">)</mo>
                </mrow>
              </msubsup>
            </mrow>
          </mrow>
          <mo fence="true" stretchy="false">)</mo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subsup>
          <mi>D</mi>
          <mi mathvariant="italic">ij</mi>
          <mrow>
            <mo fence="true" stretchy="false">(</mo>
            <mrow>
              <mi>l</mi>
            </mrow>
            <mo fence="true" stretchy="false">)</mo>
          </mrow>
        </msubsup>
      </mrow>
    </mrow>
    <annotation encoding="StarMath 5.0">partial over (partial %THETA_ij^( l )) J( %THETA ) = D_ij^( l )</annotation>
  </semantics>
</math>
</file>

<file path=Object 48/content.xml><?xml version="1.0" encoding="utf-8"?>
<math xmlns="http://www.w3.org/1998/Math/MathML" display="block">
  <semantics>
    <mrow>
      <msup>
        <mi mathvariant="normal">Θ</mi>
        <mrow>
          <mo fence="true" stretchy="false">(</mo>
          <mrow>
            <mn>1</mn>
          </mrow>
          <mo fence="true" stretchy="false">)</mo>
        </mrow>
      </msup>
      <mi>,</mi>
      <msup>
        <mi mathvariant="normal">Θ</mi>
        <mrow>
          <mo fence="true" stretchy="false">(</mo>
          <mrow>
            <mn>2</mn>
          </mrow>
          <mo fence="true" stretchy="false">)</mo>
        </mrow>
      </msup>
      <mi>,</mi>
      <msup>
        <mi mathvariant="normal">Θ</mi>
        <mrow>
          <mo fence="true" stretchy="false">(</mo>
          <mrow>
            <mn>3</mn>
          </mrow>
          <mo fence="true" stretchy="false">)</mo>
        </mrow>
      </msup>
    </mrow>
    <annotation encoding="StarMath 5.0">%THETA^( 1 ), %THETA^( 2 ), %THETA^( 3 )</annotation>
  </semantics>
</math>
</file>

<file path=Object 49/content.xml><?xml version="1.0" encoding="utf-8"?>
<math xmlns="http://www.w3.org/1998/Math/MathML" display="block">
  <semantics>
    <mrow>
      <msup>
        <mi>D</mi>
        <mrow>
          <mo fence="true" stretchy="false">(</mo>
          <mrow>
            <mn>1</mn>
          </mrow>
          <mo fence="true" stretchy="false">)</mo>
        </mrow>
      </msup>
      <mi>,</mi>
      <msup>
        <mi>D</mi>
        <mrow>
          <mo fence="true" stretchy="false">(</mo>
          <mrow>
            <mn>2</mn>
          </mrow>
          <mo fence="true" stretchy="false">)</mo>
        </mrow>
      </msup>
      <mi>,</mi>
      <msup>
        <mi>D</mi>
        <mrow>
          <mo fence="true" stretchy="false">(</mo>
          <mrow>
            <mn>3</mn>
          </mrow>
          <mo fence="true" stretchy="false">)</mo>
        </mrow>
      </msup>
    </mrow>
    <annotation encoding="StarMath 5.0">D^( 1 ), D^( 2 ), D^( 3 )</annotation>
  </semantics>
</math>
</file>

<file path=Object 5/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ℝ</mi>
      </mrow>
    </mrow>
    <annotation encoding="StarMath 5.0">h_%THETA(x) = setR </annotation>
  </semantics>
</math>
</file>

<file path=Object 50/content.xml><?xml version="1.0" encoding="utf-8"?>
<math xmlns="http://www.w3.org/1998/Math/MathML" display="block">
  <semantics>
    <mrow>
      <mrow>
        <msub>
          <mi>s</mi>
          <mn>1</mn>
        </msub>
        <mo stretchy="false">=</mo>
        <mn>10,</mn>
      </mrow>
      <mrow>
        <msub>
          <mi>s</mi>
          <mn>2</mn>
        </msub>
        <mo stretchy="false">=</mo>
        <mn>10,</mn>
      </mrow>
      <mrow>
        <msub>
          <mi>s</mi>
          <mn>3</mn>
        </msub>
        <mo stretchy="false">=</mo>
        <mn>1</mn>
      </mrow>
    </mrow>
    <annotation encoding="StarMath 5.0">s_1 = 10, s_2 = 10, s_3 = 1</annotation>
  </semantics>
</math>
</file>

<file path=Object 51/content.xml><?xml version="1.0" encoding="utf-8"?>
<math xmlns="http://www.w3.org/1998/Math/MathML" display="block">
  <semantics>
    <mrow>
      <mrow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o stretchy="false">∈</mo>
        <msup>
          <mi mathvariant="normal">ℝ</mi>
          <mrow>
            <mn>10</mn>
            <mi>x</mi>
            <mn>11</mn>
          </mrow>
        </msup>
      </mrow>
      <mi>,</mi>
      <mrow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o stretchy="false">∈</mo>
        <msup>
          <mi mathvariant="normal">ℝ</mi>
          <mrow>
            <mn>10</mn>
            <mi>x</mi>
            <mn>11</mn>
          </mrow>
        </msup>
      </mrow>
      <mi>,</mi>
      <mrow>
        <msup>
          <mi mathvariant="normal">Θ</mi>
          <mrow>
            <mo fence="true" stretchy="false">(</mo>
            <mrow>
              <mn>3</mn>
            </mrow>
            <mo fence="true" stretchy="false">)</mo>
          </mrow>
        </msup>
        <mo stretchy="false">∈</mo>
        <msup>
          <mi mathvariant="normal">ℝ</mi>
          <mrow>
            <mn>1</mn>
            <mi>x</mi>
            <mn>11</mn>
          </mrow>
        </msup>
      </mrow>
    </mrow>
    <annotation encoding="StarMath 5.0">%THETA^( 1 ) in setR ^ 10x11 , %THETA^( 2 ) in setR ^ 10x11 , %THETA^( 3 ) in setR ^ 1x11</annotation>
  </semantics>
</math>
</file>

<file path=Object 52/content.xml><?xml version="1.0" encoding="utf-8"?>
<math xmlns="http://www.w3.org/1998/Math/MathML" display="block">
  <semantics>
    <mrow>
      <mrow>
        <msup>
          <mi>D</mi>
          <mrow>
            <mo fence="true" stretchy="false">(</mo>
            <mrow>
              <mn>1</mn>
            </mrow>
            <mo fence="true" stretchy="false">)</mo>
          </mrow>
        </msup>
        <mo stretchy="false">∈</mo>
        <msup>
          <mi mathvariant="normal">ℝ</mi>
          <mrow>
            <mn>10</mn>
            <mi>x</mi>
            <mn>11</mn>
          </mrow>
        </msup>
      </mrow>
      <mi>,</mi>
      <mrow>
        <msup>
          <mi>D</mi>
          <mrow>
            <mo fence="true" stretchy="false">(</mo>
            <mrow>
              <mn>2</mn>
            </mrow>
            <mo fence="true" stretchy="false">)</mo>
          </mrow>
        </msup>
        <mo stretchy="false">∈</mo>
        <msup>
          <mi mathvariant="normal">ℝ</mi>
          <mrow>
            <mn>10</mn>
            <mi>x</mi>
            <mn>11</mn>
          </mrow>
        </msup>
      </mrow>
      <mi>,</mi>
      <mrow>
        <msup>
          <mi>D</mi>
          <mrow>
            <mo fence="true" stretchy="false">(</mo>
            <mrow>
              <mn>3</mn>
            </mrow>
            <mo fence="true" stretchy="false">)</mo>
          </mrow>
        </msup>
        <mo stretchy="false">∈</mo>
        <msup>
          <mi mathvariant="normal">ℝ</mi>
          <mrow>
            <mn>1</mn>
            <mi>x</mi>
            <mn>11</mn>
          </mrow>
        </msup>
      </mrow>
    </mrow>
    <annotation encoding="StarMath 5.0">D^( 1 ) in setR ^ 10x11 , D^( 2 ) in setR ^ 10x11 , D^( 3 ) in setR ^ 1x11</annotation>
  </semantics>
</math>
</file>

<file path=Object 53/content.xml><?xml version="1.0" encoding="utf-8"?>
<math xmlns="http://www.w3.org/1998/Math/MathML" display="block">
  <semantics>
    <mrow>
      <mfrac>
        <mo stretchy="false">∂</mo>
        <mrow>
          <mo stretchy="false">∂</mo>
          <mi mathvariant="normal">θ</mi>
        </mrow>
      </mfrac>
      <mo stretchy="false">≈</mo>
      <mfrac>
        <mrow>
          <mi>J</mi>
          <mrow>
            <mrow>
              <mo fence="true" stretchy="false">(</mo>
              <mrow>
                <mrow>
                  <mi mathvariant="normal">θ</mi>
                  <mo stretchy="false">+</mo>
                  <mi mathvariant="normal">ε</mi>
                </mrow>
              </mrow>
              <mo fence="true" stretchy="false">)</mo>
            </mrow>
            <mo stretchy="false">−</mo>
            <mi>J</mi>
          </mrow>
          <mrow>
            <mo fence="true" stretchy="false">(</mo>
            <mrow>
              <mrow>
                <mi mathvariant="normal">θ</mi>
                <mo stretchy="false">−</mo>
                <mi mathvariant="normal">ε</mi>
              </mrow>
            </mrow>
            <mo fence="true" stretchy="false">)</mo>
          </mrow>
        </mrow>
        <mrow>
          <mn>2</mn>
          <mi mathvariant="normal">ε</mi>
        </mrow>
      </mfrac>
    </mrow>
    <annotation encoding="StarMath 5.0">partial over {partial %theta} approx {J( %theta + %varepsilon  ) - J( %theta - %varepsilon )} over {2 %varepsilon}</annotation>
  </semantics>
</math>
</file>

<file path=Object 54/content.xml><?xml version="1.0" encoding="utf-8"?>
<math xmlns="http://www.w3.org/1998/Math/MathML" display="block">
  <semantics>
    <mrow>
      <mi mathvariant="normal">ε</mi>
      <mo stretchy="false">=</mo>
      <msup>
        <mn>10</mn>
        <mrow>
          <mo stretchy="false">−</mo>
          <mn>4</mn>
        </mrow>
      </msup>
    </mrow>
    <annotation encoding="StarMath 5.0">%varepsilon = 10^-4</annotation>
  </semantics>
</math>
</file>

<file path=Object 5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6/content.xml><?xml version="1.0" encoding="utf-8"?>
<math xmlns="http://www.w3.org/1998/Math/MathML" display="block">
  <semantics>
    <mrow>
      <mrow>
        <mi mathvariant="normal">θ</mi>
        <mo stretchy="false">∈</mo>
        <msup>
          <mi mathvariant="normal">ℝ</mi>
          <mi>n</mi>
        </msup>
      </mrow>
      <mtext>E.g.</mtext>
      <mi mathvariant="normal">θ</mi>
      <mtext>is unrolled version of</mtext>
      <msup>
        <mi mathvariant="normal">Θ</mi>
        <mrow>
          <mo fence="true" stretchy="false">(</mo>
          <mrow>
            <mn>1</mn>
          </mrow>
          <mo fence="true" stretchy="false">)</mo>
        </mrow>
      </msup>
      <mi>,</mi>
      <msup>
        <mi mathvariant="normal">Θ</mi>
        <mrow>
          <mo fence="true" stretchy="false">(</mo>
          <mrow>
            <mn>2</mn>
          </mrow>
          <mo fence="true" stretchy="false">)</mo>
        </mrow>
      </msup>
      <mi>,</mi>
      <msup>
        <mi mathvariant="normal">Θ</mi>
        <mrow>
          <mo fence="true" stretchy="false">(</mo>
          <mrow>
            <mn>3</mn>
          </mrow>
          <mo fence="true" stretchy="false">)</mo>
        </mrow>
      </msup>
    </mrow>
    <annotation encoding="StarMath 5.0">%theta in setR^n "E.g." %theta "is unrolled version of" %THETA^( 1 ), %THETA^( 2 ), %THETA^( 3 )</annotation>
  </semantics>
</math>
</file>

<file path=Object 57/content.xml><?xml version="1.0" encoding="utf-8"?>
<math xmlns="http://www.w3.org/1998/Math/MathML" display="block">
  <semantics>
    <mrow>
      <mi mathvariant="normal">θ</mi>
      <mo stretchy="false">=</mo>
      <mrow>
        <mo fence="true" stretchy="false">[</mo>
        <mrow>
          <mrow>
            <msub>
              <mi mathvariant="normal">θ</mi>
              <mn>1,</mn>
            </msub>
            <msub>
              <mi mathvariant="normal">θ</mi>
              <mn>2,</mn>
            </msub>
            <msub>
              <mi mathvariant="normal">θ</mi>
              <mn>3,</mn>
            </msub>
            <mn>...</mn>
            <mi>,</mi>
            <msub>
              <mi mathvariant="normal">θ</mi>
              <mi>n</mi>
            </msub>
          </mrow>
        </mrow>
        <mo fence="true" stretchy="false">]</mo>
      </mrow>
    </mrow>
    <annotation encoding="StarMath 5.0">%theta = [ %theta_1, %theta_2, %theta_3, ..., %theta_n ]</annotation>
  </semantics>
</math>
</file>

<file path=Object 5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 mathvariant="normal">θ</mi>
            <mn>1</mn>
          </msub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≈</mo>
        <mfrac>
          <mrow>
            <mi>J</mi>
            <mrow>
              <mrow>
                <mo fence="true" stretchy="false">(</mo>
                <mrow>
                  <mrow>
                    <mrow>
                      <msub>
                        <mi mathvariant="normal">θ</mi>
                        <mn>1</mn>
                      </msub>
                      <mo stretchy="false">+</mo>
                      <mi mathvariant="normal">ε</mi>
                    </mrow>
                    <mi>,</mi>
                    <msub>
                      <mi mathvariant="normal">θ</mi>
                      <mn>2,</mn>
                    </msub>
                    <msub>
                      <mi mathvariant="normal">θ</mi>
                      <mn>3,</mn>
                    </msub>
                    <mn>...</mn>
                    <mi>,</mi>
                    <msub>
                      <mi mathvariant="normal">θ</mi>
                      <mi>n</mi>
                    </msub>
                  </mrow>
                </mrow>
                <mo fence="true" stretchy="false">)</mo>
              </mrow>
              <mo stretchy="false">−</mo>
              <mi>J</mi>
            </mrow>
            <mrow>
              <mo fence="true" stretchy="false">(</mo>
              <mrow>
                <mrow>
                  <mrow>
                    <msub>
                      <mi mathvariant="normal">θ</mi>
                      <mn>1</mn>
                    </msub>
                    <mo stretchy="false">−</mo>
                    <mi mathvariant="normal">ε</mi>
                  </mrow>
                  <mi>,</mi>
                  <msub>
                    <mi mathvariant="normal">θ</mi>
                    <mn>2,</mn>
                  </msub>
                  <msub>
                    <mi mathvariant="normal">θ</mi>
                    <mn>3,</mn>
                  </msub>
                  <mn>...</mn>
                  <mi>,</mi>
                  <msub>
                    <mi mathvariant="normal">θ</mi>
                    <mi>n</mi>
                  </msub>
                </mrow>
              </mrow>
              <mo fence="true" stretchy="false">)</mo>
            </mrow>
          </mrow>
          <mrow>
            <mn>2</mn>
            <mi mathvariant="normal">ε</mi>
          </mrow>
        </mfrac>
      </mrow>
    </mrow>
    <annotation encoding="StarMath 5.0">partial over {partial %theta_1} J(%theta) approx {J( %theta_1 + %varepsilon, %theta_2, %theta_3, ..., %theta_n  ) - J( %theta_1 - %varepsilon, %theta_2, %theta_3, ..., %theta_n  )} over {2 %varepsilon}</annotation>
  </semantics>
</math>
</file>

<file path=Object 5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 mathvariant="normal">θ</mi>
            <mn>2</mn>
          </msub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≈</mo>
        <mfrac>
          <mrow>
            <mi>J</mi>
            <mrow>
              <mrow>
                <mo fence="true" stretchy="false">(</mo>
                <mrow>
                  <mrow>
                    <msub>
                      <mi mathvariant="normal">θ</mi>
                      <mn>1,</mn>
                    </msub>
                    <mrow>
                      <msub>
                        <mi mathvariant="normal">θ</mi>
                        <mn>2</mn>
                      </msub>
                      <mo stretchy="false">+</mo>
                      <mi mathvariant="normal">ε</mi>
                    </mrow>
                    <mi>,</mi>
                    <msub>
                      <mi mathvariant="normal">θ</mi>
                      <mn>3,</mn>
                    </msub>
                    <mn>...</mn>
                    <mi>,</mi>
                    <msub>
                      <mi mathvariant="normal">θ</mi>
                      <mi>n</mi>
                    </msub>
                  </mrow>
                </mrow>
                <mo fence="true" stretchy="false">)</mo>
              </mrow>
              <mo stretchy="false">−</mo>
              <mi>J</mi>
            </mrow>
            <mrow>
              <mo fence="true" stretchy="false">(</mo>
              <mrow>
                <mrow>
                  <msub>
                    <mi mathvariant="normal">θ</mi>
                    <mn>1,</mn>
                  </msub>
                  <mrow>
                    <msub>
                      <mi mathvariant="normal">θ</mi>
                      <mn>2</mn>
                    </msub>
                    <mo stretchy="false">−</mo>
                    <mi mathvariant="normal">ε</mi>
                  </mrow>
                  <mi>,</mi>
                  <msub>
                    <mi mathvariant="normal">θ</mi>
                    <mn>3,</mn>
                  </msub>
                  <mn>...</mn>
                  <mi>,</mi>
                  <msub>
                    <mi mathvariant="normal">θ</mi>
                    <mi>n</mi>
                  </msub>
                </mrow>
              </mrow>
              <mo fence="true" stretchy="false">)</mo>
            </mrow>
          </mrow>
          <mrow>
            <mn>2</mn>
            <mi mathvariant="normal">ε</mi>
          </mrow>
        </mfrac>
      </mrow>
    </mrow>
    <annotation encoding="StarMath 5.0">partial over {partial %theta_2} J(%theta) approx {J( %theta_1, %theta_2 + %varepsilon, %theta_3, ..., %theta_n  ) - J( %theta_1, %theta_2 - %varepsilon, %theta_3, ..., %theta_n  )} over {2 %varepsilon}</annotation>
  </semantics>
</math>
</file>

<file path=Object 6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6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 mathvariant="normal">θ</mi>
            <mi>n</mi>
          </msub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≈</mo>
        <mfrac>
          <mrow>
            <mi>J</mi>
            <mrow>
              <mrow>
                <mo fence="true" stretchy="false">(</mo>
                <mrow>
                  <mrow>
                    <msub>
                      <mi mathvariant="normal">θ</mi>
                      <mn>1,</mn>
                    </msub>
                    <msub>
                      <mi mathvariant="normal">θ</mi>
                      <mn>2,</mn>
                    </msub>
                    <msub>
                      <mi mathvariant="normal">θ</mi>
                      <mn>3,</mn>
                    </msub>
                    <mn>...</mn>
                    <mi>,</mi>
                    <mrow>
                      <msub>
                        <mi mathvariant="normal">θ</mi>
                        <mi>n</mi>
                      </msub>
                      <mo stretchy="false">+</mo>
                      <mi mathvariant="normal">ε</mi>
                    </mrow>
                  </mrow>
                </mrow>
                <mo fence="true" stretchy="false">)</mo>
              </mrow>
              <mo stretchy="false">−</mo>
              <mi>J</mi>
            </mrow>
            <mrow>
              <mo fence="true" stretchy="false">(</mo>
              <mrow>
                <mrow>
                  <msub>
                    <mi mathvariant="normal">θ</mi>
                    <mn>1,</mn>
                  </msub>
                  <msub>
                    <mi mathvariant="normal">θ</mi>
                    <mn>2,</mn>
                  </msub>
                  <msub>
                    <mi mathvariant="normal">θ</mi>
                    <mn>3,</mn>
                  </msub>
                  <mn>...</mn>
                  <mi>,</mi>
                  <mrow>
                    <msub>
                      <mi mathvariant="normal">θ</mi>
                      <mi>n</mi>
                    </msub>
                    <mo stretchy="false">−</mo>
                    <mi mathvariant="normal">ε</mi>
                  </mrow>
                </mrow>
              </mrow>
              <mo fence="true" stretchy="false">)</mo>
            </mrow>
          </mrow>
          <mrow>
            <mn>2</mn>
            <mi mathvariant="normal">ε</mi>
          </mrow>
        </mfrac>
      </mrow>
    </mrow>
    <annotation encoding="StarMath 5.0">partial over {partial %theta_n} J(%theta) approx {J( %theta_1, %theta_2, %theta_3, ..., %theta_n + %varepsilon  ) - J( %theta_1, %theta_2, %theta_3, ..., %theta_n - %varepsilon  )} over {2 %varepsilon}</annotation>
  </semantics>
</math>
</file>

<file path=Object 61/content.xml><?xml version="1.0" encoding="utf-8"?>
<math xmlns="http://www.w3.org/1998/Math/MathML" display="block">
  <semantics>
    <msubsup>
      <mi mathvariant="normal">Θ</mi>
      <mi mathvariant="italic">ij</mi>
      <mrow>
        <mo fence="true" stretchy="false">(</mo>
        <mrow>
          <mi>l</mi>
        </mrow>
        <mo fence="true" stretchy="false">)</mo>
      </mrow>
    </msubsup>
    <annotation encoding="StarMath 5.0">%THETA_ij^( l )</annotation>
  </semantics>
</math>
</file>

<file path=Object 62/content.xml><?xml version="1.0" encoding="utf-8"?>
<math xmlns="http://www.w3.org/1998/Math/MathML" display="block">
  <semantics>
    <mrow>
      <mrow>
        <mo stretchy="false">[</mo>
        <mo stretchy="false">−</mo>
        <mi mathvariant="normal">ε</mi>
      </mrow>
      <mi>,</mi>
      <mi mathvariant="normal">ε</mi>
      <mo stretchy="false">]</mo>
    </mrow>
    <annotation encoding="StarMath 5.0">\[ -%varepsilon, %varepsilon \]</annotation>
  </semantics>
</math>
</file>

<file path=Object 63/content.xml><?xml version="1.0" encoding="utf-8"?>
<math xmlns="http://www.w3.org/1998/Math/MathML" display="block">
  <semantics>
    <mrow>
      <mrow>
        <mo stretchy="false">−</mo>
        <mi mathvariant="normal">ε</mi>
      </mrow>
      <mo stretchy="false">⩽</mo>
      <msubsup>
        <mi mathvariant="normal">Θ</mi>
        <mi mathvariant="italic">ij</mi>
        <mrow>
          <mo fence="true" stretchy="false">(</mo>
          <mrow>
            <mi>l</mi>
          </mrow>
          <mo fence="true" stretchy="false">)</mo>
        </mrow>
      </msubsup>
      <mo stretchy="false">⩽</mo>
      <mi mathvariant="normal">ε</mi>
    </mrow>
    <annotation encoding="StarMath 5.0">-%varepsilon leslant %THETA_ij^(l) leslant %varepsilon</annotation>
  </semantics>
</math>
</file>

<file path=Object 64/content.xml><?xml version="1.0" encoding="utf-8"?>
<math xmlns="http://www.w3.org/1998/Math/MathML" display="block">
  <semantics>
    <mrow>
      <msub>
        <mi>h</mi>
        <mi mathvariant="normal">Θ</mi>
      </msub>
      <mrow>
        <mo fence="true" stretchy="false">(</mo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  <mo fence="true" stretchy="false">)</mo>
      </mrow>
    </mrow>
    <annotation encoding="StarMath 5.0">h_%THETA( x^(i) )</annotation>
  </semantics>
</math>
</file>

<file path=Object 65/content.xml><?xml version="1.0" encoding="utf-8"?>
<math xmlns="http://www.w3.org/1998/Math/MathML" display="block">
  <semantics>
    <msup>
      <mi>x</mi>
      <mrow>
        <mo fence="true" stretchy="false">(</mo>
        <mrow>
          <mi>i</mi>
        </mrow>
        <mo fence="true" stretchy="false">)</mo>
      </mrow>
    </msup>
    <annotation encoding="StarMath 5.0">x^(i)</annotation>
  </semantics>
</math>
</file>

<file path=Object 66/content.xml><?xml version="1.0" encoding="utf-8"?>
<math xmlns="http://www.w3.org/1998/Math/MathML" display="block">
  <semantics>
    <mrow>
      <mi>J</mi>
      <mrow>
        <mo fence="true" stretchy="false">(</mo>
        <mrow>
          <mi mathvariant="normal">Θ</mi>
        </mrow>
        <mo fence="true" stretchy="false">)</mo>
      </mrow>
    </mrow>
    <annotation encoding="StarMath 5.0">J( %THETA )</annotation>
  </semantics>
</math>
</file>

<file path=Object 67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 mathvariant="normal">θ</mi>
            <mn>1</mn>
          </msub>
        </mrow>
      </mfrac>
      <mi>J</mi>
      <mrow>
        <mo fence="true" stretchy="false">(</mo>
        <mrow>
          <mi mathvariant="normal">θ</mi>
        </mrow>
        <mo fence="true" stretchy="false">)</mo>
      </mrow>
    </mrow>
    <annotation encoding="StarMath 5.0">partial over {partial %theta_1} J(%theta)</annotation>
  </semantics>
</math>
</file>

<file path=Object 68/content.xml><?xml version="1.0" encoding="utf-8"?>
<math xmlns="http://www.w3.org/1998/Math/MathML" display="block">
  <semantics>
    <mrow>
      <mo fence="true" stretchy="false">(</mo>
      <mrow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  <mi>,</mi>
          <msup>
            <mi>y</mi>
            <mrow>
              <mo fence="true" stretchy="false">(</mo>
              <mrow>
                <mi>i</mi>
              </mrow>
              <mo fence="true" stretchy="false">)</mo>
            </mrow>
          </msup>
        </mrow>
      </mrow>
      <mo fence="true" stretchy="false">)</mo>
    </mrow>
    <annotation encoding="StarMath 5.0">( x^(i), y^(i) )</annotation>
  </semantics>
</math>
</file>

<file path=Object 69/content.xml><?xml version="1.0" encoding="utf-8"?>
<math xmlns="http://www.w3.org/1998/Math/MathML" display="block">
  <semantics>
    <msup>
      <mi>a</mi>
      <mrow>
        <mo fence="true" stretchy="false">(</mo>
        <mrow>
          <mi>l</mi>
        </mrow>
        <mo fence="true" stretchy="false">)</mo>
      </mrow>
    </msup>
    <annotation encoding="StarMath 5.0">a^(l)</annotation>
  </semantics>
</math>
</file>

<file path=Object 7/content.xml><?xml version="1.0" encoding="utf-8"?>
<math xmlns="http://www.w3.org/1998/Math/MathML" display="block">
  <semantics>
    <mrow>
      <mi>y</mi>
      <mo stretchy="false">=</mo>
      <msup>
        <mi mathvariant="normal">ℝ</mi>
        <mi>K</mi>
      </msup>
    </mrow>
    <annotation encoding="StarMath 5.0">y = setR^K</annotation>
  </semantics>
</math>
</file>

<file path=Object 70/content.xml><?xml version="1.0" encoding="utf-8"?>
<math xmlns="http://www.w3.org/1998/Math/MathML" display="block">
  <semantics>
    <msup>
      <mi mathvariant="normal">δ</mi>
      <mrow>
        <mo fence="true" stretchy="false">(</mo>
        <mrow>
          <mi>i</mi>
        </mrow>
        <mo fence="true" stretchy="false">)</mo>
      </mrow>
    </msup>
    <annotation encoding="StarMath 5.0">%delta^(i)</annotation>
  </semantics>
</math>
</file>

<file path=Object 71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 mathvariant="normal">θ</mi>
            <mn>1</mn>
          </msub>
        </mrow>
      </mfrac>
      <mi>J</mi>
      <mrow>
        <mo fence="true" stretchy="false">(</mo>
        <mrow>
          <mi mathvariant="normal">θ</mi>
        </mrow>
        <mo fence="true" stretchy="false">)</mo>
      </mrow>
    </mrow>
    <annotation encoding="StarMath 5.0">partial over {partial %theta_1} J(%theta)</annotation>
  </semantics>
</math>
</file>

<file path=Object 72/content.xml><?xml version="1.0" encoding="utf-8"?>
<math xmlns="http://www.w3.org/1998/Math/MathML" display="block">
  <semantics>
    <mrow>
      <mi>J</mi>
      <mrow>
        <mo fence="true" stretchy="false">(</mo>
        <mrow>
          <mi mathvariant="normal">Θ</mi>
        </mrow>
        <mo fence="true" stretchy="false">)</mo>
      </mrow>
    </mrow>
    <annotation encoding="StarMath 5.0">J( %THETA )</annotation>
  </semantics>
</math>
</file>

<file path=Object 73/content.xml><?xml version="1.0" encoding="utf-8"?>
<math xmlns="http://www.w3.org/1998/Math/MathML" display="block">
  <semantics>
    <mrow>
      <mi>J</mi>
      <mrow>
        <mo fence="true" stretchy="false">(</mo>
        <mrow>
          <mi mathvariant="normal">Θ</mi>
        </mrow>
        <mo fence="true" stretchy="false">)</mo>
      </mrow>
    </mrow>
    <annotation encoding="StarMath 5.0">J( %THETA )</annotation>
  </semantics>
</math>
</file>

<file path=Object 7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]</mo>
    </mrow>
    <annotation encoding="StarMath 5.0">left [ matrix{ 1##0##0##0 } right ]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]</mo>
    </mrow>
    <annotation encoding="StarMath 5.0">left [ matrix{ 0##1##0##0 } right ]</annotation>
  </semantics>
</math>
</file>